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bold" style:font-name-asian="Noto Sans CJK JP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bold" style:font-name-asian="Noto Sans CJK JP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1024" table:default-cell-style-name="ce4"/>
        <table:table-column table:style-name="co2" table:default-cell-style-name="Default"/>
        <table:table-column table:style-name="co2" table:number-columns-repeated="15358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object_id</text:p>
          </table:table-cell>
          <table:table-cell table:style-name="ce1" office:value-type="string" calcext:value-type="string">
            <text:p>국문명</text:p>
          </table:table-cell>
          <table:table-cell table:style-name="ce1" office:value-type="string" calcext:value-type="string">
            <text:p>영문명</text:p>
          </table:table-cell>
          <table:table-cell table:style-name="ce1" office:value-type="string" calcext:value-type="string">
            <text:p>super-category</text:p>
          </table:table-cell>
          <table:table-cell table:style-name="ce1" office:value-type="string" calcext:value-type="string">
            <text:p>sub-category</text:p>
          </table:table-cell>
          <table:table-cell table:style-name="ce3" office:value-type="string" calcext:value-type="string">
            <text:p>Semantic Class</text:p>
          </table:table-cell>
          <table:table-cell table:style-name="ce1" office:value-type="string" calcext:value-type="string">
            <text:p>논문</text:p>
          </table:table-cell>
          <table:table-cell table:style-name="ce1" office:value-type="string" calcext:value-type="string">
            <text:p>특이 사항</text:p>
          </table:table-cell>
          <table:table-cell table:style-name="ce1" office:value-type="string" calcext:value-type="string">
            <text:p>구매 여부</text:p>
          </table:table-cell>
          <table:table-cell table:style-name="ce1" office:value-type="string" calcext:value-type="string">
            <text:p>구매 링크 (해외)</text:p>
          </table:table-cell>
          <table:table-cell table:style-name="ce1" office:value-type="string" calcext:value-type="string">
            <text:p>구매 링크 (국내)</text:p>
          </table:table-cell>
          <table:table-cell table:style-name="ce1" office:value-type="string" calcext:value-type="string">
            <text:p>보유/구입개수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3D 모델 확보</text:p>
          </table:table-cell>
          <table:table-cell table:style-name="ce1" office:value-type="string" calcext:value-type="string">
            <text:p>BOP format</text:p>
          </table:table-cell>
          <table:table-cell table:style-name="ce1" office:value-type="string" calcext:value-type="string">
            <text:p>3D 모델 온라인 링크</text:p>
          </table:table-cell>
          <table:table-cell table:style-name="ce1" office:value-type="string" calcext:value-type="string">
            <text:p>original name</text:p>
          </table:table-cell>
          <table:table-cell table:style-name="ce1" office:value-type="string" calcext:value-type="string">
            <text:p>model BOP</text:p>
          </table:table-cell>
          <table:table-cell table:style-name="ce1" office:value-type="string" calcext:value-type="string">
            <text:p>shape 일치 여부</text:p>
          </table:table-cell>
          <table:table-cell table:style-name="ce1" office:value-type="string" calcext:value-type="string">
            <text:p>texture 일치 여부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바나나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바나나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1_banana</text:p>
          </table:table-cell>
          <table:table-cell table:style-name="ce1" office:value-type="string" calcext:value-type="string">
            <text:p>obj_00001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6"/>
          <table:table-cell table:style-name="ce10" table:number-columns-spanned="8" table:number-rows-spanned="1"/>
          <table:covered-table-cell table:number-columns-repeated="7" table:style-name="ce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10" table:number-columns-spanned="4" table:number-rows-spanned="1"/>
          <table:covered-table-cell table:number-columns-repeated="3" table:style-name="ce6"/>
          <table:table-cell table:number-columns-repeated="1634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사과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사과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3_apple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8"/>
          <table:table-cell table:style-name="ce10" table:number-columns-spanned="2" table:number-rows-spanned="1"/>
          <table:covered-table-cell table:style-name="ce6"/>
          <table:table-cell table:style-name="ce6" table:number-columns-repeated="12"/>
          <table:table-cell table:number-columns-repeated="1634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배</text:p>
          </table:table-cell>
          <table:table-cell table:style-name="ce1" office:value-type="string" calcext:value-type="string">
            <text:p>pea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배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6_pea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8"/>
          <table:table-cell table:style-name="ce10" table:number-columns-spanned="2" table:number-rows-spanned="1"/>
          <table:covered-table-cell table:style-name="ce6"/>
          <table:table-cell table:style-name="ce6" table:number-columns-repeated="12"/>
          <table:table-cell table:number-columns-repeated="1634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딸기</text:p>
          </table:table-cell>
          <table:table-cell table:style-name="ce1" office:value-type="string" calcext:value-type="string">
            <text:p>strawberry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딸기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3"/>
          <table:table-cell table:style-name="ce1" office:value-type="string" calcext:value-type="string">
            <text:p>012_strawberry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오렌지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오렌지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7_orange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복숭아</text:p>
          </table:table-cell>
          <table:table-cell table:style-name="ce1" office:value-type="string" calcext:value-type="string">
            <text:p>peach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복숭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5_peach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자두</text:p>
          </table:table-cell>
          <table:table-cell table:style-name="ce1" office:value-type="string" calcext:value-type="string">
            <text:p>plum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자두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18_plum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레몬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레몬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4_lemon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커피</text:p>
          </table:table-cell>
          <table:table-cell table:style-name="ce1" office:value-type="string" calcext:value-type="string">
            <text:p>master_chef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커피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모양이 달라서 다시 스캔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2_master_chef_can</text:p>
          </table:table-cell>
          <table:table-cell table:style-name="ce1" office:value-type="string" calcext:value-type="string">
            <text:p>obj_000001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크래커 상자</text:p>
          </table:table-cell>
          <table:table-cell table:style-name="ce1" office:value-type="string" calcext:value-type="string">
            <text:p>cracker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크래커 상자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박스 상태 불량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3"/>
          <table:table-cell table:style-name="ce1" office:value-type="string" calcext:value-type="string">
            <text:p>003_cracker_box</text:p>
          </table:table-cell>
          <table:table-cell table:style-name="ce1" office:value-type="string" calcext:value-type="string">
            <text:p>obj_00000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설탕 상자</text:p>
          </table:table-cell>
          <table:table-cell table:style-name="ce1" office:value-type="string" calcext:value-type="string">
            <text:p>sugar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설탕 상자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4_sugar_box</text:p>
          </table:table-cell>
          <table:table-cell table:style-name="ce1" office:value-type="string" calcext:value-type="string">
            <text:p>obj_00000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mustard_bo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6_mustard_bottle</text:p>
          </table:table-cell>
          <table:table-cell table:style-name="ce1" office:value-type="string" calcext:value-type="string">
            <text:p>obj_000005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토마토 스프 캔</text:p>
          </table:table-cell>
          <table:table-cell table:style-name="ce1" office:value-type="string" calcext:value-type="string">
            <text:p>tomato_soup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토마토 스프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5_tomato_soup_can</text:p>
          </table:table-cell>
          <table:table-cell table:style-name="ce1" office:value-type="string" calcext:value-type="string">
            <text:p>obj_000004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tuna_fish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7_tuna_fish_can</text:p>
          </table:table-cell>
          <table:table-cell table:style-name="ce1" office:value-type="string" calcext:value-type="string">
            <text:p>obj_00000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푸딩 박스</text:p>
          </table:table-cell>
          <table:table-cell table:style-name="ce1" office:value-type="string" calcext:value-type="string">
            <text:p>pudding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푸딩 박스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8_pudding_box</text:p>
          </table:table-cell>
          <table:table-cell table:style-name="ce1" office:value-type="string" calcext:value-type="string">
            <text:p>obj_00000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젤라틴 박스</text:p>
          </table:table-cell>
          <table:table-cell table:style-name="ce1" office:value-type="string" calcext:value-type="string">
            <text:p>gelatin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젤라틴 박스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9_gelatin_box</text:p>
          </table:table-cell>
          <table:table-cell table:style-name="ce1" office:value-type="string" calcext:value-type="string">
            <text:p>obj_00000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스팸 캔</text:p>
          </table:table-cell>
          <table:table-cell table:style-name="ce1" office:value-type="string" calcext:value-type="string">
            <text:p>potted_meat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팸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ycb에서는 노란 뚜껑 없이 캔뚜겅 있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10_potted_meat_can</text:p>
          </table:table-cell>
          <table:table-cell table:style-name="ce1" office:value-type="string" calcext:value-type="string">
            <text:p>obj_000009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스프 캔</text:p>
          </table:table-cell>
          <table:table-cell table:style-name="ce1" office:value-type="string" calcext:value-type="string">
            <text:p>alphabet_sou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프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OP dataset website</text:p>
          </table:table-cell>
          <table:table-cell table:style-name="ce6"/>
          <table:table-cell table:style-name="ce1" office:value-type="string" calcext:value-type="string">
            <text:p>obj_000001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버터 박스</text:p>
          </table:table-cell>
          <table:table-cell table:style-name="ce1" office:value-type="string" calcext:value-type="string">
            <text:p>but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버터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3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쿠키 박스</text:p>
          </table:table-cell>
          <table:table-cell table:style-name="ce1" office:value-type="string" calcext:value-type="string">
            <text:p>cooki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쿠키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6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비비큐 소스통</text:p>
          </table:table-cell>
          <table:table-cell table:style-name="ce1" office:value-type="string" calcext:value-type="string">
            <text:p>bbq_sau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비비큐 소스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bop.felk.cvut.cz/media/data/bop_datasets/hope_models.zip" xlink:type="simple">https://bop.felk.cvut.cz/media/data/bop_datasets/hope_models.zip</text:a></text:p>
          </table:table-cell>
          <table:table-cell table:style-name="ce6"/>
          <table:table-cell table:style-name="ce1" office:value-type="string" calcext:value-type="string">
            <text:p>obj_000002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체리 통조림</text:p>
          </table:table-cell>
          <table:table-cell table:style-name="ce1" office:value-type="string" calcext:value-type="string">
            <text:p>cherri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체리 통조림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Original project site</text:p>
          </table:table-cell>
          <table:table-cell table:style-name="ce6"/>
          <table:table-cell table:style-name="ce1" office:value-type="string" calcext:value-type="string">
            <text:p>obj_000004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옥수수 통조림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옥수수 통조림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7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초콜릿 푸딩 박스</text:p>
          </table:table-cell>
          <table:table-cell table:style-name="ce1" office:value-type="string" calcext:value-type="string">
            <text:p>chocolate_pudd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초콜릿 푸딩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drive.google.com/drive/folders/1jiJS9KgcYAkfb8KJPp5MRlB0P11BStft" xlink:type="simple">https://drive.google.com/drive/folders/1jiJS9KgcYAkfb8KJPp5MRlB0P11BStft</text:a></text:p>
          </table:table-cell>
          <table:table-cell table:style-name="ce6"/>
          <table:table-cell table:style-name="ce1" office:value-type="string" calcext:value-type="string">
            <text:p>obj_000005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크림 치즈 박스</text:p>
          </table:table-cell>
          <table:table-cell table:style-name="ce1" office:value-type="string" calcext:value-type="string">
            <text:p>creame_cheez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크림 치즈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8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케첩통</text:p>
          </table:table-cell>
          <table:table-cell table:style-name="ce1" office:value-type="string" calcext:value-type="string">
            <text:p>ketchu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케첩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1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마요네즈 통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마요네즈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3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그라놀라 박스</text:p>
          </table:table-cell>
          <table:table-cell table:style-name="ce1" office:value-type="string" calcext:value-type="string">
            <text:p>granola_bar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그라놀라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9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강낭콩 통</text:p>
          </table:table-cell>
          <table:table-cell table:style-name="ce1" office:value-type="string" calcext:value-type="string">
            <text:p>green_been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강낭콩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0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요거트 통</text:p>
          </table:table-cell>
          <table:table-cell table:style-name="ce1" office:value-type="string" calcext:value-type="string">
            <text:p>yogurt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요거트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8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마카로니 치즈 박스</text:p>
          </table:table-cell>
          <table:table-cell table:style-name="ce1" office:value-type="string" calcext:value-type="string">
            <text:p>macaroni_and_cheez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마카로니 치즈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2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우유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우유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4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복숭아 캔</text:p>
          </table:table-cell>
          <table:table-cell table:style-name="ce1" office:value-type="string" calcext:value-type="string">
            <text:p>peach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복숭아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9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버섯 캔</text:p>
          </table:table-cell>
          <table:table-cell table:style-name="ce1" office:value-type="string" calcext:value-type="string">
            <text:p>mushroom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버섯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5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mustard_bo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6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오랜지 주스 </text:p>
          </table:table-cell>
          <table:table-cell table:style-name="ce1" office:value-type="string" calcext:value-type="string">
            <text:p>orange_jui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오랜지 주스 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7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파마산 치즈 통</text:p>
          </table:table-cell>
          <table:table-cell table:style-name="ce1" office:value-type="string" calcext:value-type="string">
            <text:p>parmeas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파마산 치즈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8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완두콩 당근 캔</text:p>
          </table:table-cell>
          <table:table-cell table:style-name="ce1" office:value-type="string" calcext:value-type="string">
            <text:p>peas_and_carrot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완두콩 당근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0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파인애플 캔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파인애플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1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토마토 캔</text:p>
          </table:table-cell>
          <table:table-cell table:style-name="ce1" office:value-type="string" calcext:value-type="string">
            <text:p>tomato_sau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토마토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6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tuna_fish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7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팝콘 박스</text:p>
          </table:table-cell>
          <table:table-cell table:style-name="ce1" office:value-type="string" calcext:value-type="string">
            <text:p>popcor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팝콘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2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건포도 박스</text:p>
          </table:table-cell>
          <table:table-cell table:style-name="ce1" office:value-type="string" calcext:value-type="string">
            <text:p>raisin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건포도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3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샐러드 드레싱 통</text:p>
          </table:table-cell>
          <table:table-cell table:style-name="ce1" office:value-type="string" calcext:value-type="string">
            <text:p>salad_dress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샐러드 드레싱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4</text:p>
          </table:table-cell>
          <table:table-cell table:style-name="ce6" table:number-columns-repeated="24"/>
          <table:table-cell table:number-columns-repeated="16341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스파게티</text:p>
          </table:table-cell>
          <table:table-cell table:style-name="ce1" office:value-type="string" calcext:value-type="string">
            <text:p>spaghetti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파게티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5</text:p>
          </table:table-cell>
          <table:table-cell table:style-name="ce6" table:number-columns-repeated="24"/>
          <table:table-cell table:number-columns-repeated="1634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스폰지</text:p>
          </table:table-cell>
          <table:table-cell table:style-name="ce1" office:value-type="string" calcext:value-type="string">
            <text:p>spong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스폰지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박스 보관해야 되나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3"/>
          <table:table-cell table:style-name="ce1" office:value-type="string" calcext:value-type="string">
            <text:p>026_spong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포크</text:p>
          </table:table-cell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포크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0_fork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나이프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나이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2_knif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스푼</text:p>
          </table:table-cell>
          <table:table-cell table:style-name="ce1" office:value-type="string" calcext:value-type="string">
            <text:p>spoo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스푼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1_spoon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주걱</text:p>
          </table:table-cell>
          <table:table-cell table:style-name="ce1" office:value-type="string" calcext:value-type="string">
            <text:p>spatul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주걱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33_spatula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세정제</text:p>
          </table:table-cell>
          <table:table-cell table:style-name="ce1" office:value-type="string" calcext:value-type="string">
            <text:p>bleach_cleanser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세정제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흰색인데 회색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21_bleach_cleanser</text:p>
          </table:table-cell>
          <table:table-cell table:style-name="ce1" office:value-type="string" calcext:value-type="string">
            <text:p>obj_00001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가위</text:p>
          </table:table-cell>
          <table:table-cell table:style-name="ce1" office:value-type="string" calcext:value-type="string">
            <text:p>scissor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가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7_scissors</text:p>
          </table:table-cell>
          <table:table-cell table:style-name="ce1" office:value-type="string" calcext:value-type="string">
            <text:p>obj_00001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보드마카</text:p>
          </table:table-cell>
          <table:table-cell table:style-name="ce1" office:value-type="string" calcext:value-type="string">
            <text:p>large_mark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보드마카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40_large_marker</text:p>
          </table:table-cell>
          <table:table-cell table:style-name="ce1" office:value-type="string" calcext:value-type="string">
            <text:p>obj_00001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벽돌</text:p>
          </table:table-cell>
          <table:table-cell table:style-name="ce1" office:value-type="string" calcext:value-type="string">
            <text:p>foam_bric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벽돌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61_foam_brick</text:p>
          </table:table-cell>
          <table:table-cell table:style-name="ce1" office:value-type="string" calcext:value-type="string">
            <text:p>obj_00002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스패너</text:p>
          </table:table-cell>
          <table:table-cell table:style-name="ce1" office:value-type="string" calcext:value-type="string">
            <text:p>spann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스패너</text:p>
          </table:table-cell>
          <table:table-cell table:style-name="ce1" office:value-type="string" calcext:value-type="string">
            <text:p>YCB</text:p>
          </table:table-cell>
          <table:table-cell table:style-name="ce6" table:number-columns-repeated="4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일자 드라이버</text:p>
          </table:table-cell>
          <table:table-cell table:style-name="ce1" office:value-type="string" calcext:value-type="string">
            <text:p>flat_screwdriv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드라이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상표 떼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44_flat_screwdriv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십자 드라이버</text:p>
          </table:table-cell>
          <table:table-cell table:style-name="ce1" office:value-type="string" calcext:value-type="string">
            <text:p>phillips_screwdriv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드라이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상표 떼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43_phillips_screwdriv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클램프 1</text:p>
          </table:table-cell>
          <table:table-cell table:style-name="ce1" office:value-type="string" calcext:value-type="string">
            <text:p>extra_large_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클램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52_extra_large_clamp</text:p>
          </table:table-cell>
          <table:table-cell table:style-name="ce1" office:value-type="string" calcext:value-type="string">
            <text:p>obj_00002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클램프 2</text:p>
          </table:table-cell>
          <table:table-cell table:style-name="ce1" office:value-type="string" calcext:value-type="string">
            <text:p>large_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클램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51_large_clamp</text:p>
          </table:table-cell>
          <table:table-cell table:style-name="ce1" office:value-type="string" calcext:value-type="string">
            <text:p>obj_000019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크래용 박스</text:p>
          </table:table-cell>
          <table:table-cell table:style-name="ce1" office:value-type="string" calcext:value-type="string">
            <text:p>crayola_64_ct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크래용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crayola_64_ct</text:p>
          </table:table-cell>
          <table:table-cell table:style-name="ce1" office:value-type="string" calcext:value-type="string">
            <text:p>obj_00000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포스트잇 포장</text:p>
          </table:table-cell>
          <table:table-cell table:style-name="ce1" office:value-type="string" calcext:value-type="string">
            <text:p>highland_6539_self_stick_not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포스트잇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<text:a xlink:href="http://secrets.rutgers.edu/Bekris/rutgers_apc_models.tar.gz" xlink:type="simple">http://secrets.rutgers.edu/Bekris/rutgers_apc_models.tar.gz</text:a></text:p>
          </table:table-cell>
          <table:table-cell table:style-name="ce1" office:value-type="string" calcext:value-type="string">
            <text:p>highland_6539_self_stick_notes</text:p>
          </table:table-cell>
          <table:table-cell table:style-name="ce1" office:value-type="string" calcext:value-type="string">
            <text:p>obj_000009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V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테니스공 카드보드</text:p>
          </table:table-cell>
          <table:table-cell table:style-name="ce1" office:value-type="string" calcext:value-type="string">
            <text:p>kong_air_god_squeakair_tennis_ball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테니스공 카드보드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kong_air_dog_squeakair_tennis_ball</text:p>
          </table:table-cell>
          <table:table-cell table:style-name="ce1" office:value-type="string" calcext:value-type="string">
            <text:p>obj_00001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인덱스 카드 포장</text:p>
          </table:table-cell>
          <table:table-cell table:style-name="ce1" office:value-type="string" calcext:value-type="string">
            <text:p>mead_index_card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인덱스 카드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<text:a xlink:href="https://robotics.cs.rutgers.edu/pracsys/rutgers-apc-rgb-d-dataset/" xlink:type="simple">https://robotics.cs.rutgers.edu/pracsys/rutgers-apc-rgb-d-dataset/</text:a></text:p>
          </table:table-cell>
          <table:table-cell table:style-name="ce1" office:value-type="string" calcext:value-type="string">
            <text:p>mead_index_card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스크류 드라이버 카드보드</text:p>
          </table:table-cell>
          <table:table-cell table:style-name="ce1" office:value-type="string" calcext:value-type="string">
            <text:p>stanley_66_052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스크류 드라이버 카드보드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stanley_66_052</text:p>
          </table:table-cell>
          <table:table-cell table:style-name="ce1" office:value-type="string" calcext:value-type="string">
            <text:p>obj_00001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빨대 컵 포장</text:p>
          </table:table-cell>
          <table:table-cell table:style-name="ce1" office:value-type="string" calcext:value-type="string">
            <text:p>first_years_take_and_toss_straw_cup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빨대 컵 포장</text:p>
          </table:table-cell>
          <table:table-cell table:style-name="ce1" office:value-type="string" calcext:value-type="string">
            <text:p>APC</text:p>
          </table:table-cell>
          <table:table-cell table:style-name="ce1" office:value-type="string" calcext:value-type="string">
            <text:p>1개는 수리 필요 (종이 부분이 뜯김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first_years_take_and_toss_straw_cup</text:p>
          </table:table-cell>
          <table:table-cell table:style-name="ce1" office:value-type="string" calcext:value-type="string">
            <text:p>obj_000007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V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화이트보드 지우개 박스</text:p>
          </table:table-cell>
          <table:table-cell table:style-name="ce1" office:value-type="string" calcext:value-type="string">
            <text:p>expo_dry_erase_board_erase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화이트보드 지우개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expo_dry_erase_board_eraser</text:p>
          </table:table-cell>
          <table:table-cell table:style-name="ce1" office:value-type="string" calcext:value-type="string">
            <text:p>obj_00000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빨대 박스</text:p>
          </table:table-cell>
          <table:table-cell table:style-name="ce1" office:value-type="string" calcext:value-type="string">
            <text:p>genuine_joe_plastic_stir_stick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빨대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genuine_joe_plastic_stir_sticks</text:p>
          </table:table-cell>
          <table:table-cell table:style-name="ce1" office:value-type="string" calcext:value-type="string">
            <text:p>obj_00000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브러시 포장</text:p>
          </table:table-cell>
          <table:table-cell table:style-name="ce1" office:value-type="string" calcext:value-type="string">
            <text:p>dr_browns_bottle_brus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브러시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dr_browns_bottle_brush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필통</text:p>
          </table:table-cell>
          <table:table-cell table:style-name="ce1" office:value-type="string" calcext:value-type="string">
            <text:p>rolodex_jumbo_pencil_cup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필통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rolodex_jumbo_pencil_cup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접착제 통</text:p>
          </table:table-cell>
          <table:table-cell table:style-name="ce1" office:value-type="string" calcext:value-type="string">
            <text:p>elmers_washable_no_run_school_glu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접착제 통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elmers_washable_no_run_school_glue</text:p>
          </table:table-cell>
          <table:table-cell table:style-name="ce1" office:value-type="string" calcext:value-type="string">
            <text:p>obj_00000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후라이팬</text:p>
          </table:table-cell>
          <table:table-cell table:style-name="ce1" office:value-type="string" calcext:value-type="string">
            <text:p>cooking_skillet_with_glass li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후라이팬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고 무거움, 뚜껑 같이 다녀야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28_skillet_lid</text:p>
          </table:table-cell>
          <table:table-cell table:style-name="ce1" office:value-type="string" calcext:value-type="string">
            <text:p>주순-CAD파일 다운 및 확인</text:p>
          </table:table-cell>
          <table:table-cell table:style-name="ce6" table:number-columns-repeated="24"/>
          <table:table-cell table:number-columns-repeated="16341"/>
        </table:table-row>
        <table:table-row table:style-name="ro4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컵</text:p>
          </table:table-cell>
          <table:table-cell table:style-name="ce1" office:value-type="string" calcext:value-type="string">
            <text:p>mu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컵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5_mug</text:p>
          </table:table-cell>
          <table:table-cell table:style-name="ce1" office:value-type="string" calcext:value-type="string">
            <text:p>obj_00001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접시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접시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9_plat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그릇</text:p>
          </table:table-cell>
          <table:table-cell table:style-name="ce1" office:value-type="string" calcext:value-type="string">
            <text:p>bowl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그릇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4_bowl</text:p>
          </table:table-cell>
          <table:table-cell table:style-name="ce1" office:value-type="string" calcext:value-type="string">
            <text:p>obj_00001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나무 블럭</text:p>
          </table:table-cell>
          <table:table-cell table:style-name="ce1" office:value-type="string" calcext:value-type="string">
            <text:p>wood_blo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나무 블럭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-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36_wood_block</text:p>
          </table:table-cell>
          <table:table-cell table:style-name="ce1" office:value-type="string" calcext:value-type="string">
            <text:p>obj_00001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물통</text:p>
          </table:table-cell>
          <table:table-cell table:style-name="ce1" office:value-type="string" calcext:value-type="string">
            <text:p>pitcher_ba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물통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기가 큼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-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19_pitcher_base</text:p>
          </table:table-cell>
          <table:table-cell table:style-name="ce1" office:value-type="string" calcext:value-type="string">
            <text:p>obj_00001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망치</text:p>
          </table:table-cell>
          <table:table-cell table:style-name="ce1" office:value-type="string" calcext:value-type="string">
            <text:p>hamm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망치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고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4-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48_hamm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1634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파워 드릴</text:p>
          </table:table-cell>
          <table:table-cell table:style-name="ce1" office:value-type="string" calcext:value-type="string">
            <text:p>power_dril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파워 드릴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다른 제품인 듯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-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35_power_drill</text:p>
          </table:table-cell>
          <table:table-cell table:style-name="ce1" office:value-type="string" calcext:value-type="string">
            <text:p>obj_000015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6" table:number-columns-repeated="22"/>
          <table:table-cell table:number-columns-repeated="16341"/>
        </table:table-row>
        <table:table-row table:style-name="ro4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자물쇠</text:p>
          </table:table-cell>
          <table:table-cell table:style-name="ce1" office:value-type="string" calcext:value-type="string">
            <text:p>padlo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자물쇠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무거움(039_key가 따로 있음), 일부가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4-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3"/>
          <table:table-cell table:style-name="ce1" office:value-type="string" calcext:value-type="string">
            <text:p>038_padlock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스캔 여부</text:p>
          </table:table-cell>
          <table:table-cell table:style-name="ce1" office:value-type="string" calcext:value-type="string">
            <text:p>후처리 여부</text:p>
          </table:table-cell>
          <table:table-cell table:style-name="ce1" office:value-type="string" calcext:value-type="string">
            <text:p>최종 완성</text:p>
          </table:table-cell>
          <table:table-cell table:style-name="ce1" office:value-type="string" calcext:value-type="string">
            <text:p>비고</text:p>
          </table:table-cell>
          <table:table-cell table:style-name="ce6" table:number-columns-repeated="18"/>
          <table:table-cell table:number-columns-repeated="1634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책 1</text:p>
          </table:table-cell>
          <table:table-cell table:style-name="ce1" office:value-type="string" calcext:value-type="string">
            <text:p>modern_robotic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책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1107156300/ref=sr_1_1?crid=2WPCYVRH22164&amp;keywords=modern+robotics&amp;qid=1662020527&amp;s=books&amp;sprefix=modern+robotic%2Cstripbooks-intl-ship%2C255&amp;sr=1-1" xlink:type="simple">https://www.amazon.com/-/ko/dp/1107156300/ref=sr_1_1?crid=2WPCYVRH22164&amp;keywords=modern+robotics&amp;qid=1662020527&amp;s=books&amp;sprefix=modern+robotic%2Cstripbooks-intl-ship%2C255&amp;sr=1-1</text:a></text:p>
          </table:table-cell>
          <table:table-cell table:style-name="ce5" office:value-type="string" calcext:value-type="string">
            <text:p><text:a xlink:href="http://www.kyobobook.co.kr/product/detailViewEng.laf?ejkGb=ENG&amp;mallGb=ENG&amp;barcode=9781107156302&amp;orderClick=LAG&amp;Kc=" xlink:type="simple">http://www.kyobobook.co.kr/product/detailViewEng.laf?ejkGb=ENG&amp;mallGb=ENG&amp;barcode=9781107156302&amp;orderClick=LAG&amp;Kc=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(40)</text:p>
          </table:table-cell>
          <table:table-cell table:style-name="ce1" office:value-type="string" calcext:value-type="string">
            <text:p>희선,진행 중</text:p>
          </table:table-cell>
          <table:table-cell table:style-name="ce6" table:number-columns-repeated="20"/>
          <table:table-cell table:number-columns-repeated="16341"/>
        </table:table-row>
        <table:table-row table:style-name="ro4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책 2</text:p>
          </table:table-cell>
          <table:table-cell table:style-name="ce1" office:value-type="string" calcext:value-type="string">
            <text:p>pattern_recognition_and_machine_learn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책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0387310738/ref=sr_1_1?keywords=pattern+recognition+and+machine+learning&amp;qid=1662020682&amp;s=books&amp;sprefix=patter%2Cstripbooks-intl-ship%2C278&amp;sr=1-1" xlink:type="simple">https://www.amazon.com/dp/0387310738/ref=sr_1_1?keywords=pattern+recognition+and+machine+learning&amp;qid=1662020682&amp;s=books&amp;sprefix=patter%2Cstripbooks-intl-ship%2C278&amp;sr=1-1</text:a></text:p>
          </table:table-cell>
          <table:table-cell table:style-name="ce5" office:value-type="string" calcext:value-type="string">
            <text:p><text:a xlink:href="http://www.kyobobook.co.kr/product/detailViewEng.laf?ejkGb=ENG&amp;mallGb=ENG&amp;barcode=9780387310732&amp;orderClick=LAG&amp;Kc=" xlink:type="simple">http://www.kyobobook.co.kr/product/detailViewEng.laf?ejkGb=ENG&amp;mallGb=ENG&amp;barcode=9780387310732&amp;orderClick=LAG&amp;Kc=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 (23)</text:p>
          </table:table-cell>
          <table:table-cell table:style-name="ce1" office:value-type="string" calcext:value-type="string">
            <text:p>x, 희선, 스캔 별로임</text:p>
          </table:table-cell>
          <table:table-cell table:style-name="ce1" office:value-type="string" calcext:value-type="string">
            <text:p>텍스처 흔들림</text:p>
          </table:table-cell>
          <table:table-cell table:style-name="ce6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희선,진행 중</text:p>
          </table:table-cell>
          <table:table-cell table:style-name="ce1" office:value-type="string" calcext:value-type="string">
            <text:p>뒷면 포토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본드</text:p>
          </table:table-cell>
          <table:table-cell table:style-name="ce1" office:value-type="string" calcext:value-type="string">
            <text:p>b7000_super_glu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본드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WMPPL3J/ref=sspa_dk_detail_4?psc=1&amp;pd_rd_i=B09WMPPL3J&amp;pd_rd_w=Zzu9O&amp;content-id=amzn1.sym.3481f441-61ac-4028-9c1a-7f9ce8ec50c5&amp;pf_rd_p=3481f441-61ac-4028-9c1a-7f9ce8ec50c5&amp;pf_rd_r=C888TXFYHESHXN5CRBS2&amp;pd_rd_wg=wdu7y&amp;pd_rd_r=22d" xlink:type="simple">https://www.amazon.com/dp/B09WMPPL3J/ref=sspa_dk_detail_4?psc=1&amp;pd_rd_i=B09WMPPL3J&amp;pd_rd_w=Zzu9O&amp;content-id=amzn1.sym.3481f441-61ac-4028-9c1a-7f9ce8ec50c5&amp;pf_rd_p=3481f441-61ac-4028-9c1a-7f9ce8ec50c5&amp;pf_rd_r=C888TXFYHESHXN5CRBS2&amp;pd_rd_wg=wdu7y&amp;pd_rd_r=22d3adcd-17c6-4ba0-97a0-a597858383d6&amp;s=office-products&amp;sp_csd=d2lkZ2V0TmFtZT1zcF9kZXRhaWxfdGhlbWF0aWM&amp;spLa=ZW5jcnlwdGVkUXVhbGlmaWVyPUEzSFNUNk5MSEhERzdXJmVuY3J5cHRlZElkPUEwODQ5MDE1UDJOWUxLN0ZNUjVOJmVuY3J5cHRlZEFkSWQ9QTEwMjc1MzUzMFFKNjlZUFdWWjc1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8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텍스처 사진 + 꼬리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커터칼</text:p>
          </table:table-cell>
          <table:table-cell table:style-name="ce1" office:value-type="string" calcext:value-type="string">
            <text:p>utility_knife_heavy_duty_box_cut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커터칼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B9VZSFS/ref=sspa_dk_detail_0?psc=1&amp;pd_rd_i=B07B9VZSFS&amp;pd_rd_w=i3Xfx&amp;content-id=amzn1.sym.999c0877-3704-4f0f-9726-eebf80846a35&amp;pf_rd_p=999c0877-3704-4f0f-9726-eebf80846a35&amp;pf_rd_r=DPHZDTH8B74W2H22S02R&amp;pd_rd_wg=DNJ37&amp;pd_rd_r=fa3" xlink:type="simple">https://www.amazon.com/dp/B07B9VZSFS/ref=sspa_dk_detail_0?psc=1&amp;pd_rd_i=B07B9VZSFS&amp;pd_rd_w=i3Xfx&amp;content-id=amzn1.sym.999c0877-3704-4f0f-9726-eebf80846a35&amp;pf_rd_p=999c0877-3704-4f0f-9726-eebf80846a35&amp;pf_rd_r=DPHZDTH8B74W2H22S02R&amp;pd_rd_wg=DNJ37&amp;pd_rd_r=fa359409-33b4-4d24-b9a8-fea786b07037&amp;s=hi&amp;sp_csd=d2lkZ2V0TmFtZT1zcF9kZXRhaWw&amp;spLa=ZW5jcnlwdGVkUXVhbGlmaWVyPUEyRVpEM0tWR1o5UUsmZW5jcnlwdGVkSWQ9QTA1MzExMjUzS0RSWFBUOVhEOTRJJmVuY3J5cHRlZEFkSWQ9QTA0MTc2NzlOQVFKUkpXREw3U0o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kbs,pty (31)</text:p>
          </table:table-cell>
          <table:table-cell table:style-name="ce1" office:value-type="string" calcext:value-type="string">
            <text:p>x,김강민, 커터칼이 스캔 되지 않음</text:p>
          </table:table-cell>
          <table:table-cell table:style-name="ce6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(39)</text:p>
          </table:table-cell>
          <table:table-cell table:style-name="ce1" office:value-type="string" calcext:value-type="string">
            <text:p>강민</text:p>
          </table:table-cell>
          <table:table-cell table:style-name="ce6" table:number-columns-repeated="20"/>
          <table:table-cell table:number-columns-repeated="1634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스테이플러</text:p>
          </table:table-cell>
          <table:table-cell table:style-name="ce1" office:value-type="string" calcext:value-type="string">
            <text:p>amazon_basics_stap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스테이플러</text:p>
          </table:table-cell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dp/B079ZV816K/ref=sr_1_5?crid=15KIXUZJRCV3&amp;amp=undefined&amp;keywords=stapler&amp;qid=1662021384&amp;sprefix=staple%2Caps%2C246&amp;sr=8-5&amp;th=1&amp;language=en_US&amp;currency=KRW" xlink:type="simple">https://www.amazon.com/dp/B079ZV816K/ref=sr_1_5?crid=15KIXUZJRCV3&amp;amp=undefined&amp;keywords=stapler&amp;qid=1662021384&amp;sprefix=staple%2Caps%2C246&amp;sr=8-5&amp;th=1&amp;language=en_US&amp;currency=KRW</text:a></text:p>
          </table:table-cell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6"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(38)</text:p>
          </table:table-cell>
          <table:table-cell table:style-name="ce1" office:value-type="string" calcext:value-type="string">
            <text:p>건협</text:p>
          </table:table-cell>
          <table:table-cell table:style-name="ce6" table:number-columns-repeated="20"/>
          <table:table-cell table:number-columns-repeated="1634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딱풀</text:p>
          </table:table-cell>
          <table:table-cell table:style-name="ce1" office:value-type="string" calcext:value-type="string">
            <text:p>scotch_glue_stick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딱풀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B1QZMG6B/ref=sspa_dk_detail_4?pd_rd_i=B0B1RMF3BD&amp;pd_rd_w=rill7&amp;content-id=amzn1.sym.999c0877-3704-4f0f-9726-eebf80846a35&amp;pf_rd_p=999c0877-3704-4f0f-9726-eebf80846a35&amp;pf_rd_r=HHYJS2DD2SWK7CW67PQS&amp;pd_rd_wg=4bOEM&amp;pd_rd_r=34b9dab4-" xlink:type="simple">https://www.amazon.com/dp/B0B1QZMG6B/ref=sspa_dk_detail_4?pd_rd_i=B0B1RMF3BD&amp;pd_rd_w=rill7&amp;content-id=amzn1.sym.999c0877-3704-4f0f-9726-eebf80846a35&amp;pf_rd_p=999c0877-3704-4f0f-9726-eebf80846a35&amp;pf_rd_r=HHYJS2DD2SWK7CW67PQS&amp;pd_rd_wg=4bOEM&amp;pd_rd_r=34b9dab4-012d-4c46-b6d9-4b7638cbcf53&amp;s=office-products&amp;sp_csd=d2lkZ2V0TmFtZT1zcF9kZXRhaWw&amp;spLa=ZW5jcnlwdGVkUXVhbGlmaWVyPUEyU0M4WjhYSTQ4REEyJmVuY3J5cHRlZElkPUEwNjE3NDQ3MVkySUVSRVgzRzk0MyZlbmNyeXB0ZWRBZElkPUEwNTA1MDM5MlIzSFNJRUlCTkZDRiZ3aWRnZXROYW1lPXNwX2RldGFpbCZhY3Rpb249Y2xpY2tSZWRpcmVjdCZkb05vdExvZ0NsaWNrPXRydWU&amp;th=1</text:a></text:p>
          </table:table-cell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1" office:value-type="string" calcext:value-type="string">
            <text:p>kbs,pty (29)</text:p>
          </table:table-cell>
          <table:table-cell table:style-name="ce1" office:value-type="string" calcext:value-type="string">
            <text:p>o, texture 흔들림</text:p>
          </table:table-cell>
          <table:table-cell table:style-name="ce6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희선,진행 중</text:p>
          </table:table-cell>
          <table:table-cell table:style-name="ce6" table:number-columns-repeated="20"/>
          <table:table-cell table:number-columns-repeated="16341"/>
        </table:table-row>
        <table:table-row table:style-name="ro4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티슈</text:p>
          </table:table-cell>
          <table:table-cell table:style-name="ce1" office:value-type="string" calcext:value-type="string">
            <text:p>kleenex_professional_facial_tissue_box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티슈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박스 구겨져서 보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2K9KVH6/ref=sxin_14_pa_sp_search_thematic_sspa?content-id=amzn1.sym.c82d763e-ddd1-4b72-9169-6e36c782c381%3Aamzn1.sym.c82d763e-ddd1-4b72-9169-6e36c782c381&amp;crid=PFLT6N76BBNO&amp;cv_ct_cx=kleenex+tissues+cube+boxes&amp;keywords=kleenex+t" xlink:type="simple">https://www.amazon.com/dp/B002K9KVH6/ref=sxin_14_pa_sp_search_thematic_sspa?content-id=amzn1.sym.c82d763e-ddd1-4b72-9169-6e36c782c381%3Aamzn1.sym.c82d763e-ddd1-4b72-9169-6e36c782c381&amp;crid=PFLT6N76BBNO&amp;cv_ct_cx=kleenex+tissues+cube+boxes&amp;keywords=kleenex+tissues+cube+boxes&amp;pd_rd_i=B002K9KVH6&amp;pd_rd_r=405f95bd-f284-47d1-9340-ea6ba51f26ee&amp;pd_rd_w=2a71U&amp;pd_rd_wg=o7fN5&amp;pf_rd_p=c82d763e-ddd1-4b72-9169-6e36c782c381&amp;pf_rd_r=QMRXQCS3GDNP9J66FANE&amp;qid=1662047729&amp;sprefix=kleenex+tissues%2Caps%2C239&amp;sr=1-2-a73d1c8c-2fd2-4f19-aa41-2df022bcb241-spons&amp;psc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8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희선)</text:p>
          </table:table-cell>
          <table:table-cell table:style-name="ce6" table:number-columns-repeated="20"/>
          <table:table-cell table:number-columns-repeated="1634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노트북</text:p>
          </table:table-cell>
          <table:table-cell table:style-name="ce1" office:value-type="string" calcext:value-type="string">
            <text:p>LeXiBook_toy_lapto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노트북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F97P5FR/ref=sr_1_9?crid=2GFQQO1PDEDLH&amp;amp&amp;keywords=toy+laptop&amp;amp&amp;qid=1662047530&amp;amp&amp;sprefix=toy+laptop,aps,244&amp;amp&amp;sr=8-9&amp;language=en_US&amp;currency=KRW" xlink:type="simple">https://www.amazon.com/dp/B09F97P5FR/ref=sr_1_9?crid=2GFQQO1PDEDLH&amp;amp&amp;keywords=toy+laptop&amp;amp&amp;qid=1662047530&amp;amp&amp;sprefix=toy+laptop,aps,244&amp;amp&amp;sr=8-9&amp;language=en_US&amp;currency=KRW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gys,kjy(36)</text:p>
          </table:table-cell>
          <table:table-cell table:style-name="ce1" office:value-type="string" calcext:value-type="string">
            <text:p>o, 희선</text:p>
          </table:table-cell>
          <table:table-cell table:style-name="ce6" table:number-columns-repeated="4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0"/>
          <table:table-cell table:number-columns-repeated="16341"/>
        </table:table-row>
        <table:table-row table:style-name="ro3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조이스틱 컨트롤러</text:p>
          </table:table-cell>
          <table:table-cell table:style-name="ce1" office:value-type="string" calcext:value-type="string">
            <text:p>sony_dual_shock_control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조이스틱 컨트롤러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1LWVX2RG/ref=sr_1_3?keywords=ps4%2Bcontroller&amp;qid=1662019395&amp;sprefix=ps4%2Bcontroller%2Caps%2C247&amp;sr=8-3&amp;th=1" xlink:type="simple">https://www.amazon.com/-/ko/dp/B01LWVX2RG/ref=sr_1_3?keywords=ps4%2Bcontroller&amp;qid=1662019395&amp;sprefix=ps4%2Bcontroller%2Caps%2C247&amp;sr=8-3&amp;th=1</text:a></text:p>
          </table:table-cell>
          <table:table-cell table:style-name="ce5" office:value-type="string" calcext:value-type="string">
            <text:p><text:a xlink:href="http://itempage3.auction.co.kr/DetailView.aspx?itemno=C337912467" xlink:type="simple">http://itempage3.auction.co.kr/DetailView.aspx?itemno=C337912467</text:a>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kbs,pty (33)</text:p>
          </table:table-cell>
          <table:table-cell table:style-name="ce1" office:value-type="string" calcext:value-type="string">
            <text:p>o, 강민</text:p>
          </table:table-cell>
          <table:table-cell table:style-name="ce6"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(사진 빼고)</text:p>
          </table:table-cell>
          <table:table-cell table:style-name="ce6" table:number-columns-repeated="20"/>
          <table:table-cell table:number-columns-repeated="16341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키보드</text:p>
          </table:table-cell>
          <table:table-cell table:style-name="ce1" office:value-type="string" calcext:value-type="string">
            <text:p>logitech_k400_wireless_keyboar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키보드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14EUQOGK/ref=sr_1_2?crid=ZL3FMB3Y2VMQ&amp;keywords=keyboard%2Blogitech%2Bk400&amp;qid=1662019945&amp;sprefix=keyboard%2Blogitech%2Bk40%2Caps%2C245&amp;sr=8-2&amp;th=1" xlink:type="simple">https://www.amazon.com/-/ko/dp/B014EUQOGK/ref=sr_1_2?crid=ZL3FMB3Y2VMQ&amp;keywords=keyboard%2Blogitech%2Bk400&amp;qid=1662019945&amp;sprefix=keyboard%2Blogitech%2Bk40%2Caps%2C245&amp;sr=8-2&amp;th=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" office:value-type="string" calcext:value-type="string">
            <text:p>kbs,pty (34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전기 주전자</text:p>
          </table:table-cell>
          <table:table-cell table:style-name="ce1" office:value-type="string" calcext:value-type="string">
            <text:p>amozon_electric_ke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전기 주전자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투명</text:p>
          </table:table-cell>
          <table:table-cell table:style-name="ce6"/>
          <table:table-cell table:style-name="ce5" office:value-type="string" calcext:value-type="string">
            <text:p><text:a xlink:href="https://www.amazon.com/dp/B07JZQ1MXT/ref=sr_1_1_sspa?crid=QECAYLQ0JNX5&amp;keywords=electric+kettle&amp;qid=1662047005&amp;sprefix=electric+kettl%2Caps%2C244&amp;sr=8-1-spons&amp;psc=1" xlink:type="simple">https://www.amazon.com/dp/B07JZQ1MXT/ref=sr_1_1_sspa?crid=QECAYLQ0JNX5&amp;keywords=electric+kettle&amp;qid=1662047005&amp;sprefix=electric+kettl%2Caps%2C244&amp;sr=8-1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투명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스피커</text:p>
          </table:table-cell>
          <table:table-cell table:style-name="ce1" office:value-type="string" calcext:value-type="string">
            <text:p>sony_wireless_speak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스피커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고정 필요.</text:p>
          </table:table-cell>
          <table:table-cell table:style-name="ce6"/>
          <table:table-cell table:style-name="ce5" office:value-type="string" calcext:value-type="string">
            <text:p><text:a xlink:href="https://www.amazon.com/-/ko/dp/B08ZJ6DQNY/ref=sr_1_6?crid=BJ8Y9LHPGBL0&amp;keywords=wireless%2Bspeakers%2Bwith%2Bbluetooth&amp;qid=1662047125&amp;sprefix=wireless%2Bspeaker%2Caps%2C244&amp;sr=8-6&amp;th=1" xlink:type="simple">https://www.amazon.com/-/ko/dp/B08ZJ6DQNY/ref=sr_1_6?crid=BJ8Y9LHPGBL0&amp;keywords=wireless%2Bspeakers%2Bwith%2Bbluetooth&amp;qid=1662047125&amp;sprefix=wireless%2Bspeaker%2Caps%2C244&amp;sr=8-6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지윤,희선확인</text:p>
          </table:table-cell>
          <table:table-cell table:style-name="ce6" table:number-columns-repeated="20"/>
          <table:table-cell table:number-columns-repeated="1634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헤드폰</text:p>
          </table:table-cell>
          <table:table-cell table:style-name="ce1" office:value-type="string" calcext:value-type="string">
            <text:p>jbl_tune_headphon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헤드폰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WM1V5P1/ref=sr_1_5?keywords=headphones&amp;qid=1662115698&amp;sprefix=head%2Caps%2C315&amp;sr=8-5&amp;th=1" xlink:type="simple">https://www.amazon.com/-/ko/dp/B08WM1V5P1/ref=sr_1_5?keywords=headphones&amp;qid=1662115698&amp;sprefix=head%2Caps%2C315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, 희선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(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리모컨</text:p>
          </table:table-cell>
          <table:table-cell table:style-name="ce1" office:value-type="string" calcext:value-type="string">
            <text:p>samsung_remote_control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리모컨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MG42VN5/ref=sr_1_5?crid=NRRTMMLPCHBE&amp;keywords=remote%2Bcontroller&amp;qid=1662047195&amp;sprefix=remote%2Bcontrol%2Caps%2C243&amp;sr=8-5&amp;th=1" xlink:type="simple">https://www.amazon.com/-/ko/dp/B07MG42VN5/ref=sr_1_5?crid=NRRTMMLPCHBE&amp;keywords=remote%2Bcontroller&amp;qid=1662047195&amp;sprefix=remote%2Bcontrol%2Caps%2C243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 (35)</text:p>
          </table:table-cell>
          <table:table-cell table:style-name="ce1" office:value-type="string" calcext:value-type="string">
            <text:p>x(강민), 스캔다시해야될거같음</text:p>
          </table:table-cell>
          <table:table-cell table:style-name="ce6"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지윤,희선확인</text:p>
          </table:table-cell>
          <table:table-cell table:style-name="ce6"/>
          <table:table-cell table:style-name="ce1" office:value-type="string" calcext:value-type="string">
            <text:p>project24</text:p>
          </table:table-cell>
          <table:table-cell table:style-name="ce6" table:number-columns-repeated="18"/>
          <table:table-cell table:number-columns-repeated="1634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카메라</text:p>
          </table:table-cell>
          <table:table-cell table:style-name="ce1" office:value-type="string" calcext:value-type="string">
            <text:p>seckton_toy_camer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카메라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연구실 것 사용</text:p>
          </table:table-cell>
          <table:table-cell table:style-name="ce5" office:value-type="string" calcext:value-type="string">
            <text:p><text:a xlink:href="https://www.amazon.com/dp/B09Z2XZPQL/ref=sspa_dk_detail_1?pd_rd_i=B09Z2XZPQL&amp;amp&amp;pd_rd_w=9JRL5&amp;amp&amp;content-id=amzn1.sym.999c0877-3704-4f0f-9726-eebf80846a35&amp;amp&amp;pf_rd_p=999c0877-3704-4f0f-9726-eebf80846a35&amp;amp&amp;pf_rd_r=379S70B3AKZ0ANRRE463&amp;amp&amp;pd_rd_wg=1rD" xlink:type="simple">https://www.amazon.com/dp/B09Z2XZPQL/ref=sspa_dk_detail_1?pd_rd_i=B09Z2XZPQL&amp;amp&amp;pd_rd_w=9JRL5&amp;amp&amp;content-id=amzn1.sym.999c0877-3704-4f0f-9726-eebf80846a35&amp;amp&amp;pf_rd_p=999c0877-3704-4f0f-9726-eebf80846a35&amp;amp&amp;pf_rd_r=379S70B3AKZ0ANRRE463&amp;amp&amp;pd_rd_wg=1rD5h&amp;amp&amp;pd_rd_r=3464a60b-1342-45b3-b53c-36e3f2b25156&amp;amp&amp;s=photo&amp;amp&amp;sp_csd=d2lkZ2V0TmFtZT1zcF9kZXRhaWw&amp;amp&amp;spLa=ZW5jcnlwdGVkUXVhbGlmaWVyPUEyRTdDSjA0TzBPWlkmZW5jcnlwdGVkSWQ9QTAwMzM1ODhaSllTVFNSQ1FZMlcmZW5jcnlwdGVkQWRJZD1BMDY1NjA2OUpZTUw0Nk0zUlUyQyZ3aWRnZXROYW1lPXNwX2RldGFpbCZhY3Rpb249Y2xpY2tSZWRpcmVjdCZkb05vdExvZ0NsaWNrPXRydWU&amp;amp&amp;th=1&amp;language=en_US&amp;currency=KRW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태리 카메라</text:p>
          </table:table-cell>
          <table:table-cell table:style-name="ce6"/>
          <table:table-cell table:style-name="ce1" office:value-type="string" calcext:value-type="string">
            <text:p>희선 (47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운동화 1</text:p>
          </table:table-cell>
          <table:table-cell table:style-name="ce1" office:value-type="string" calcext:value-type="string">
            <text:p>나이키 에어맥스 97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운동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men/fw/nike-sportswear/921826-101/nzqc95/nike-air-max-97" xlink:type="simple">https://www.nike.com/kr/ko_kr/t/men/fw/nike-sportswear/921826-101/nzqc95/nike-air-max-97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(32)</text:p>
          </table:table-cell>
          <table:table-cell table:style-name="ce6" table:number-columns-repeated="2"/>
          <table:table-cell table:style-name="ce1" office:value-type="string" calcext:value-type="string">
            <text:p>project32</text:p>
          </table:table-cell>
          <table:table-cell table:style-name="ce6" table:number-columns-repeated="18"/>
          <table:table-cell table:number-columns-repeated="1634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운동화 2</text:p>
          </table:table-cell>
          <table:table-cell table:style-name="ce1" office:value-type="string" calcext:value-type="string">
            <text:p>조던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운동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women/fw/basketball/DH7381-146/9aX0rp/wmns-jordan-air-200e" xlink:type="simple">https://www.nike.com/kr/ko_kr/t/women/fw/basketball/DH7381-146/9aX0rp/wmns-jordan-air-200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8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1"/>
          <table:table-cell table:number-columns-repeated="16341"/>
        </table:table-row>
        <table:table-row table:style-name="ro3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여성 구두</text:p>
          </table:table-cell>
          <table:table-cell table:style-name="ce1" office:value-type="string" calcext:value-type="string">
            <text:p>dream_paris_low_wedge_sand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구두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고정 필요</text:p>
          </table:table-cell>
          <table:table-cell table:style-name="ce1" office:value-type="string" calcext:value-type="string">
            <text:p>재구매 완료</text:p>
          </table:table-cell>
          <table:table-cell table:style-name="ce5" office:value-type="string" calcext:value-type="string">
            <text:p><text:a xlink:href="https://www.amazon.com/dp/B07F8H5FSR/ref=sr_1_12?crid=3VH8RDCXLGPXW&amp;keywords=high%2Bhill&amp;qid=1662046318&amp;sprefix=high%2Bhill%2Caps%2C238&amp;sr=8-12&amp;th=1&amp;psc=1" xlink:type="simple">https://www.amazon.com/dp/B07F8H5FSR/ref=sr_1_12?crid=3VH8RDCXLGPXW&amp;keywords=high%2Bhill&amp;qid=1662046318&amp;sprefix=high%2Bhill%2Caps%2C238&amp;sr=8-12&amp;th=1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주문</text:p>
          </table:table-cell>
          <table:table-cell table:style-name="ce6" table:number-columns-repeated="21"/>
          <table:table-cell table:number-columns-repeated="16341"/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남성 구두</text:p>
          </table:table-cell>
          <table:table-cell table:style-name="ce1" office:value-type="string" calcext:value-type="string">
            <text:p>dream_paris_dress_cho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구두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CZKTCCQ/ref=sr_1_17_sspa?crid=1WO2IBFZGACPV&amp;keywords=Shoes&amp;qid=1662046239&amp;sprefix=굳%2Caps%2C229&amp;sr=8-17-spons&amp;psc=1" xlink:type="simple">https://www.amazon.com/dp/B08CZKTCCQ/ref=sr_1_17_sspa?crid=1WO2IBFZGACPV&amp;keywords=Shoes&amp;qid=1662046239&amp;sprefix=%EA%B5%B3%2Caps%2C229&amp;sr=8-17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주문</text:p>
          </table:table-cell>
          <table:table-cell table:style-name="ce6" table:number-columns-repeated="21"/>
          <table:table-cell table:number-columns-repeated="16341"/>
        </table:table-row>
        <table:table-row table:style-name="ro3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슬리퍼</text:p>
          </table:table-cell>
          <table:table-cell table:style-name="ce1" office:value-type="string" calcext:value-type="string">
            <text:p>adidas_comport_slid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슬리퍼</text:p>
          </table:table-cell>
          <table:table-cell table:style-name="ce1" office:value-type="string" calcext:value-type="string">
            <text:p>Ours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nike.com/kr/ko_kr/t/women/fw/nike-sportswear/CN9677-100/goov51/w-nike-victori-one-slide" xlink:type="simple">https://www.nike.com/kr/ko_kr/t/women/fw/nike-sportswear/CN9677-100/goov51/w-nike-victori-one-slide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gys,kjy (41)</text:p>
          </table:table-cell>
          <table:table-cell table:style-name="ce1" office:value-type="string" calcext:value-type="string">
            <text:p>x(강민), geometry 정보 어긋남</text:p>
          </table:table-cell>
          <table:table-cell table:style-name="ce6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8</text:p>
          </table:table-cell>
          <table:table-cell table:style-name="ce6" table:number-columns-repeated="18"/>
          <table:table-cell table:number-columns-repeated="1634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단화</text:p>
          </table:table-cell>
          <table:table-cell table:style-name="ce1" office:value-type="string" calcext:value-type="string">
            <text:p>나이키 코트 레거시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단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men/fw/nike-sportswear/DX3175-001/ckX073Ye0Di/nike-court-legacy" xlink:type="simple">https://www.nike.com/kr/ko_kr/t/men/fw/nike-sportswear/DX3175-001/ckX073Ye0Di/nike-court-legacy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48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강민,진행 중, 스캔 다시</text:p>
          </table:table-cell>
          <table:table-cell table:style-name="ce6" table:number-columns-repeated="20"/>
          <table:table-cell table:number-columns-repeated="1634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아동용 신발</text:p>
          </table:table-cell>
          <table:table-cell table:style-name="ce1" office:value-type="string" calcext:value-type="string">
            <text:p>adias_forum_bol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/>
          <table:table-cell table:style-name="ce1" office:value-type="string" calcext:value-type="string">
            <text:p>아동용 신발</text:p>
          </table:table-cell>
          <table:table-cell table:style-name="ce5" office:value-type="string" calcext:value-type="string">
            <text:p><text:a xlink:href="https://www.nike.com/kr/ko_kr/t/little-kids/fw/young-athletes/DH9394-600/CiK8Wd89V4/nike-air-max-intrlk-lite-ps" xlink:type="simple">https://www.nike.com/kr/ko_kr/t/little-kids/fw/young-athletes/DH9394-600/CiK8Wd89V4/nike-air-max-intrlk-lite-ps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축구화</text:p>
          </table:table-cell>
          <table:table-cell table:style-name="ce1" office:value-type="string" calcext:value-type="string">
            <text:p>predetor_edge_soccer_sho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축구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adult-unisex/fw/football-soccer/DC0768-407/3jB8vqms52q/react-phantom-gt2-pro-tf" xlink:type="simple">https://www.nike.com/kr/ko_kr/t/adult-unisex/fw/football-soccer/DC0768-407/3jB8vqms52q/react-phantom-gt2-pro-tf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ljs, jjb (project 49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9</text:p>
          </table:table-cell>
          <table:table-cell table:style-name="ce6" table:number-columns-repeated="18"/>
          <table:table-cell table:number-columns-repeated="1634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white_crock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한쪽으로 고정하면 됨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1526RFO/ref=sr_1_3?crid=KOAJODY18WHJ&amp;keywords=crocs&amp;qid=1662118032&amp;sprefix=crocs%2Caps%2C278&amp;sr=8-3&amp;th=1&amp;psc=1" xlink:type="simple">https://www.amazon.com/-/ko/dp/B001526RFO/ref=sr_1_3?crid=KOAJODY18WHJ&amp;keywords=crocs&amp;qid=1662118032&amp;sprefix=crocs%2Caps%2C278&amp;sr=8-3&amp;th=1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50)</text:p>
          </table:table-cell>
          <table:table-cell table:style-name="ce1" office:value-type="string" calcext:value-type="string">
            <text:p>x(강민)</text:p>
          </table:table-cell>
          <table:table-cell table:style-name="ce6" table:number-columns-repeated="4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7</text:p>
          </table:table-cell>
          <table:table-cell table:style-name="ce6" table:number-columns-repeated="18"/>
          <table:table-cell table:number-columns-repeated="16341"/>
        </table:table-row>
        <table:table-row table:style-name="ro3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세안제</text:p>
          </table:table-cell>
          <table:table-cell table:style-name="ce1" office:value-type="string" calcext:value-type="string">
            <text:p>Nivea Men Oil Control Face Wash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세안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Nivea-Advanced-Whitening-Control-100ml/dp/B00G6MPT1G" xlink:type="simple">https://www.amazon.com/Nivea-Advanced-Whitening-Control-100ml/dp/B00G6MPT1G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ljs, jjb (project 51)</text:p>
          </table:table-cell>
          <table:table-cell table:style-name="ce1" office:value-type="string" calcext:value-type="string">
            <text:p>scan mang</text:p>
          </table:table-cell>
          <table:table-cell table:style-name="ce5" office:value-type="string" calcext:value-type="string">
            <text:p><text:a xlink:href="https://graspnet.net/images/obj_list.pdf" xlink:type="simple">https://graspnet.net/images/obj_list.pdf</text:a></text:p>
          </table:table-cell>
          <table:table-cell table:style-name="ce1" office:value-type="string" calcext:value-type="string">
            <text:p>object id 42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컴퓨터 마우스 1</text:p>
          </table:table-cell>
          <table:table-cell table:style-name="ce1" office:value-type="string" calcext:value-type="string">
            <text:p>logitech_M330_mou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컴퓨터 마우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gitech-M330-Silent-Wireless-Mouse/dp/B01JPOM1HG/ref=sr_1_1?dchild=1&amp;keywords=logitech%2Bm330&amp;qid=1612873330&amp;sr=8-1&amp;th=1" xlink:type="simple">https://www.amazon.com/Logitech-M330-Silent-Wireless-Mouse/dp/B01JPOM1HG/ref=sr_1_1?dchild=1&amp;keywords=logitech%2Bm330&amp;qid=1612873330&amp;sr=8-1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52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 (애매)</text:p>
          </table:table-cell>
          <table:table-cell table:style-name="ce1" office:value-type="string" calcext:value-type="string">
            <text:p>object id 4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얼룩말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얼룩말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5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코끼리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코끼리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5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원숭이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원숭이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(강민)</text:p>
          </table:table-cell>
          <table:table-cell table:style-name="ce6"/>
          <table:table-cell table:style-name="ce1" office:value-type="string" calcext:value-type="string">
            <text:p>object id 5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사자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사자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(강민)</text:p>
          </table:table-cell>
          <table:table-cell table:style-name="ce6"/>
          <table:table-cell table:style-name="ce1" office:value-type="string" calcext:value-type="string">
            <text:p>object id 6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컴퓨터 마우스 2</text:p>
          </table:table-cell>
          <table:table-cell table:style-name="ce1" office:value-type="string" calcext:value-type="string">
            <text:p>Logitech M170 mou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컴퓨터 마우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gitech-Wireless-3-Button-Optical-Receiver/dp/B074L9L5KZ/ref=sr_1_2?dchild=1&amp;keywords=logitech+m170&amp;qid=1612875573&amp;sr=8-2" xlink:type="simple">https://www.amazon.com/Logitech-Wireless-3-Button-Optical-Receiver/dp/B074L9L5KZ/ref=sr_1_2?dchild=1&amp;keywords=logitech+m170&amp;qid=1612875573&amp;sr=8-2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pty,ydg(58)</text:p>
          </table:table-cell>
          <table:table-cell table:style-name="ce1" office:value-type="string" calcext:value-type="string">
            <text:p>x </text:p>
          </table:table-cell>
          <table:table-cell table:style-name="ce6"/>
          <table:table-cell table:style-name="ce1" office:value-type="string" calcext:value-type="string">
            <text:p>object id 6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헤어 트리트먼트</text:p>
          </table:table-cell>
          <table:table-cell table:style-name="ce1" office:value-type="string" calcext:value-type="string">
            <text:p>Panten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헤어 트리트먼트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모양 구겨지지 않도록 조심히 다뤄야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Pantene-Argan-Sulfate-Natural-Textured/dp/B0773NTDNV/ref=sr_1_99?dchild=1&amp;keywords=pantene&amp;qid=1612935599&amp;sr=8-99" xlink:type="simple">https://www.amazon.com/Pantene-Argan-Sulfate-Natural-Textured/dp/B0773NTDNV/ref=sr_1_99?dchild=1&amp;keywords=pantene&amp;qid=1612935599&amp;sr=8-99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62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헤어 컨디셔너</text:p>
          </table:table-cell>
          <table:table-cell table:style-name="ce1" office:value-type="string" calcext:value-type="string">
            <text:p>Headshoulders Suprem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헤어 컨디셔너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모양 구겨지지 않도록 조심히 다뤄야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Head-Shoulders-Supreme-Hydrate-Conditioner/dp/B07ZWM84R9/ref=sr_1_12?dchild=1&amp;keywords=head+shoulders+supreme&amp;qid=1612936508&amp;sr=8-12" xlink:type="simple">https://www.amazon.com/Head-Shoulders-Supreme-Hydrate-Conditioner/dp/B07ZWM84R9/ref=sr_1_12?dchild=1&amp;keywords=head+shoulders+supreme&amp;qid=1612936508&amp;sr=8-12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5"/>
          <table:table-cell table:style-name="ce1" office:value-type="string" calcext:value-type="string">
            <text:p>object id 6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치약</text:p>
          </table:table-cell>
          <table:table-cell table:style-name="ce1" office:value-type="string" calcext:value-type="string">
            <text:p>Thera-Med toothpast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치약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Theramed-toothpaste-Whitening-Natur-Weiss/dp/B00OGUA7X0/ref=sr_1_11?dchild=1&amp;keywords=theramed&amp;qid=1612936757&amp;sr=8-11" xlink:type="simple">https://www.amazon.com/Theramed-toothpaste-Whitening-Natur-Weiss/dp/B00OGUA7X0/ref=sr_1_11?dchild=1&amp;keywords=theramed&amp;qid=1612936757&amp;sr=8-11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6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바디워시</text:p>
          </table:table-cell>
          <table:table-cell table:style-name="ce1" office:value-type="string" calcext:value-type="string">
            <text:p>Dove body wash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바디워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ove-Purely-Pampering-Butter-Vanilla/dp/B00XDX7MQQ/ref=sr_1_4?dchild=1&amp;keywords=dove+body+wash+1+pack&amp;qid=1612938151&amp;sr=8-4" xlink:type="simple">https://www.amazon.com/Dove-Purely-Pampering-Butter-Vanilla/dp/B00XDX7MQQ/ref=sr_1_4?dchild=1&amp;keywords=dove+body+wash+1+pack&amp;qid=1612938151&amp;sr=8-4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pty,ydg(62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bject id 65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3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샴푸</text:p>
          </table:table-cell>
          <table:table-cell table:style-name="ce1" office:value-type="string" calcext:value-type="string">
            <text:p>Headshoulders dry scalp car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샴푸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10/20-29</text:p>
          </table:table-cell>
          <table:table-cell table:style-name="ce5" office:value-type="string" calcext:value-type="string">
            <text:p><text:a xlink:href="https://www.amazon.com/Head-Shoulders-Daily-Use-Anti-Dandruff-Shampoo/dp/B00F3IGSLE/ref=sr_1_11?crid=LHB1AE1PPR85&amp;dchild=1&amp;keywords=head+shoulders+dry+scalp+care&amp;qid=1612938807&amp;sprefix=headshoulders+dry%2Caps%2C1087&amp;sr=8-11" xlink:type="simple">https://www.amazon.com/Head-Shoulders-Daily-Use-Anti-Dandruff-Shampoo/dp/B00F3IGSLE/ref=sr_1_11?crid=LHB1AE1PPR85&amp;dchild=1&amp;keywords=head+shoulders+dry+scalp+care&amp;qid=1612938807&amp;sprefix=headshoulders+dry%2Caps%2C1087&amp;sr=8-11</text:a></text:p>
          </table:table-cell>
          <table:table-cell table:style-name="ce6" table:number-columns-repeated="7"/>
          <table:table-cell table:style-name="ce1" office:value-type="string" calcext:value-type="string">
            <text:p>object id 66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테이프</text:p>
          </table:table-cell>
          <table:table-cell table:style-name="ce1" office:value-type="string" calcext:value-type="string">
            <text:p>3M double sided tap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테이프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품목 입고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3M-Tape-RP32-width-length/dp/B007Y7E0CQ/ref=sxin_10_ac_d_rm?ac_md=0-0-M20gdGFwZSBkb3VibGUgc2lkZWQ%3D-ac_d_rm&amp;cv_ct_cx=3M+tape+double+sided&amp;dchild=1&amp;keywords=3M+tape+double+sided&amp;pd_rd_i=B007Y7E0CQ&amp;pd_rd_r=b49de4b1-933b-4660-9a54-7c9" xlink:type="simple">https://www.amazon.com/3M-Tape-RP32-width-length/dp/B007Y7E0CQ/ref=sxin_10_ac_d_rm?ac_md=0-0-M20gdGFwZSBkb3VibGUgc2lkZWQ%3D-ac_d_rm&amp;cv_ct_cx=3M+tape+double+sided&amp;dchild=1&amp;keywords=3M+tape+double+sided&amp;pd_rd_i=B007Y7E0CQ&amp;pd_rd_r=b49de4b1-933b-4660-9a54-7c967d5fbca1&amp;pd_rd_w=hFXCP&amp;pd_rd_wg=52Y5e&amp;pf_rd_p=e8fe1770-368d-4f3a-9196-c44d9c45be8c&amp;pf_rd_r=PH4J2P62WK7GSH9HD93N&amp;psc=1&amp;qid=1612939692&amp;sr=1-1-12d4272d-8adb-4121-8624-135149aa908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7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얼음 트레이</text:p>
          </table:table-cell>
          <table:table-cell table:style-name="ce1" office:value-type="string" calcext:value-type="string">
            <text:p>Mastrad icecube tray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얼음 트레이</text:p>
          </table:table-cell>
          <table:table-cell table:style-name="ce1" office:value-type="string" calcext:value-type="string">
            <text:p>GraspNet-1Billion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Mastrad-A00813-Cocktail-Rocks-Icecube/dp/B013KHO622/ref=sr_1_1?dchild=1&amp;keywords=mastrad%2Bice%2Bcube&amp;qid=1612940946&amp;sr=8-1&amp;th=1" xlink:type="simple">https://www.amazon.com/Mastrad-A00813-Cocktail-Rocks-Icecube/dp/B013KHO622/ref=sr_1_1?dchild=1&amp;keywords=mastrad%2Bice%2Bcube&amp;qid=1612940946&amp;sr=8-1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5"/>
          <table:table-cell table:style-name="ce1" office:value-type="string" calcext:value-type="string">
            <text:p>object id 7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용 모형 장난감</text:p>
          </table:table-cell>
          <table:table-cell table:style-name="ce6"/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용 모형 장난감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품목 입고 필요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mazon.co.uk/Schleich-70512-Eldrador-Dragon-Warrior/dp/B00QKLL5HA" xlink:type="simple">https://www.amazon.co.uk/Schleich-70512-Eldrador-Dragon-Warrior/dp/B00QKLL5HA</text:a></text:p>
          </table:table-cell>
          <table:table-cell table:style-name="ce5" office:value-type="string" calcext:value-type="string">
            <text:p><text:a xlink:href="https://shopping.interpark.com/product/productInfo.do?prdNo=8356289682&amp;dispNo=016001&amp;bizCd=P01397&amp;NaPm=ct%3Dl8bu3mb4%7Cci%3D697004b338e2f3eaab4991e2e22d00d1e69654d6%7Ctr%3Dsls%7Csn%3D3%7Chk%3D53a8e6e90473d6a0c843cc74e86c2338033f51f5&amp;utm_medium=affiliate&amp;u" xlink:type="simple">https://shopping.interpark.com/product/productInfo.do?prdNo=8356289682&amp;dispNo=016001&amp;bizCd=P01397&amp;NaPm=ct%3Dl8bu3mb4%7Cci%3D697004b338e2f3eaab4991e2e22d00d1e69654d6%7Ctr%3Dsls%7Csn%3D3%7Chk%3D53a8e6e90473d6a0c843cc74e86c2338033f51f5&amp;utm_medium=affiliate&amp;utm_source=naver&amp;utm_campaign=shop_20211015_navershopping_p01397_cps&amp;utm_content=conversion_47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3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구강 세정제</text:p>
          </table:table-cell>
          <table:table-cell table:style-name="ce1" office:value-type="string" calcext:value-type="string">
            <text:p>Mouth Rins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구강 세정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isterine-Multi-Action-Anticavity-Mouthwash-Whitening/dp/B00JR7A4FS/ref=sr_1_41?dchild=1&amp;keywords=mouth+rinse&amp;qid=1612513237&amp;sr=8-41" xlink:type="simple">https://www.amazon.com/Listerine-Multi-Action-Anticavity-Mouthwash-Whitening/dp/B00JR7A4FS/ref=sr_1_41?dchild=1&amp;keywords=mouth+rinse&amp;qid=1612513237&amp;sr=8-4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pty,ydg(61)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3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비누 </text:p>
          </table:table-cell>
          <table:table-cell table:style-name="ce1" office:value-type="string" calcext:value-type="string">
            <text:p>SafeGuard Soap box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비누 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180 박스를 까서 사용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afeguard-Beige-Soap-bars-Pack/dp/B01IA976YU/ref=sr_1_13?dchild=1&amp;keywords=safeguard&amp;qid=1612614870&amp;sr=8-13" xlink:type="simple">https://www.amazon.com/Safeguard-Beige-Soap-bars-Pack/dp/B01IA976YU/ref=sr_1_13?dchild=1&amp;keywords=safeguard&amp;qid=1612614870&amp;sr=8-13</text:a></text:p>
          </table:table-cell>
          <table:table-cell table:style-name="ce6"/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1" office:value-type="string" calcext:value-type="string">
            <text:p>pty,ydg(64)</text:p>
          </table:table-cell>
          <table:table-cell table:style-name="ce1" office:value-type="string" calcext:value-type="string">
            <text:p>o, 희선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bject id 59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바 클램프</text:p>
          </table:table-cell>
          <table:table-cell table:style-name="ce1" office:value-type="string" calcext:value-type="string">
            <text:p>Bar 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바 클램프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75</text:p>
          </table:table-cell>
          <table:table-cell table:style-name="ce6" table:number-columns-repeated="25"/>
          <table:table-cell table:number-columns-repeated="1634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클라이밍 홀드</text:p>
          </table:table-cell>
          <table:table-cell table:style-name="ce1" office:value-type="string" calcext:value-type="string">
            <text:p>Climbing hold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클라이밍 홀드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76</text:p>
          </table:table-cell>
          <table:table-cell table:style-name="ce6" table:number-columns-repeated="2"/>
          <table:table-cell table:style-name="ce1" office:value-type="string" calcext:value-type="string">
            <text:p>완료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꽃병 모양 형상</text:p>
          </table:table-cell>
          <table:table-cell table:style-name="ce1" office:value-type="string" calcext:value-type="string">
            <text:p>Vas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꽃병 모양 형상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float" office:value="133" calcext:value-type="float">
            <text:p>133</text:p>
          </table:table-cell>
          <table:table-cell table:style-name="ce6" table:number-columns-repeated="2"/>
          <table:table-cell table:style-name="ce1" office:value-type="string" calcext:value-type="string">
            <text:p>스캔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노즐</text:p>
          </table:table-cell>
          <table:table-cell table:style-name="ce1" office:value-type="string" calcext:value-type="string">
            <text:p>Nozze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노즐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투명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폰 모양 형상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폰 모양 형상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쇠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홀더</text:p>
          </table:table-cell>
          <table:table-cell table:style-name="ce1" office:value-type="string" calcext:value-type="string">
            <text:p>end tip hold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홀더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고정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터빈 하우징</text:p>
          </table:table-cell>
          <table:table-cell table:style-name="ce1" office:value-type="string" calcext:value-type="string">
            <text:p>Turbin housing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터빈 하우징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주문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파이프 커넥터</text:p>
          </table:table-cell>
          <table:table-cell table:style-name="ce1" office:value-type="string" calcext:value-type="string">
            <text:p>Pipe connecto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파이프 커넥터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총 물체 개수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기어박스</text:p>
          </table:table-cell>
          <table:table-cell table:style-name="ce1" office:value-type="string" calcext:value-type="string">
            <text:p>Gearbox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기어박스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연결 부품 1</text:p>
          </table:table-cell>
          <table:table-cell table:style-name="ce1" office:value-type="string" calcext:value-type="string">
            <text:p>Connect part 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연결 부품 1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9"/>
          <table:table-cell table:style-name="ce1" office:value-type="string" calcext:value-type="string">
            <text:p>- 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연결 부품 2</text:p>
          </table:table-cell>
          <table:table-cell table:style-name="ce1" office:value-type="string" calcext:value-type="string">
            <text:p>Connect part 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연결 부품 2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마운트 1</text:p>
          </table:table-cell>
          <table:table-cell table:style-name="ce1" office:value-type="string" calcext:value-type="string">
            <text:p>Mount 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마운트 1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마운트 2</text:p>
          </table:table-cell>
          <table:table-cell table:style-name="ce1" office:value-type="string" calcext:value-type="string">
            <text:p>Mount 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마운트 2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87</text:p>
          </table:table-cell>
          <table:table-cell table:style-name="ce6" table:number-columns-repeated="25"/>
          <table:table-cell table:number-columns-repeated="1634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샤프트 홀더1</text:p>
          </table:table-cell>
          <table:table-cell table:style-name="ce1" office:value-type="string" calcext:value-type="string">
            <text:p>shaft_collar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샤프트 홀더</text:p>
          </table:table-cell>
          <table:table-cell table:style-name="ce6"/>
          <table:table-cell table:style-name="ce1" office:value-type="string" calcext:value-type="string">
            <text:p>물체 개수 추가 예정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dp/B07YFSTSL7/ref=sspa_dk_detail_2?pd_rd_i=B07YFR7H8N&amp;pd_rd_w=4IdUz&amp;content-id=amzn1.sym.999c0877-3704-4f0f-9726-eebf80846a35&amp;pf_rd_p=999c0877-3704-4f0f-9726-eebf80846a35&amp;pf_rd_r=BWZCJENGG3NT9R81SM55&amp;pd_rd_wg=JcExN&amp;pd_rd_r=d9959258-" xlink:type="simple">https://www.amazon.com/dp/B07YFSTSL7/ref=sspa_dk_detail_2?pd_rd_i=B07YFR7H8N&amp;pd_rd_w=4IdUz&amp;content-id=amzn1.sym.999c0877-3704-4f0f-9726-eebf80846a35&amp;pf_rd_p=999c0877-3704-4f0f-9726-eebf80846a35&amp;pf_rd_r=BWZCJENGG3NT9R81SM55&amp;pd_rd_wg=JcExN&amp;pd_rd_r=d9959258-620d-4a22-8d24-f71e7067b12c&amp;s=industrial&amp;sp_csd=d2lkZ2V0TmFtZT1zcF9kZXRhaWw&amp;smid=A2830GKD8L76AP&amp;spLa=ZW5jcnlwdGVkUXVhbGlmaWVyPUEyRkFFWUpSNUhENzJTJmVuY3J5cHRlZElkPUEwNTYwMDQzQVM2TlRON1MxR0w3JmVuY3J5cHRlZEFkSWQ9QTA0OTE5MzEzU04ySE1TT1I4NjRX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샤프트 홀더2</text:p>
          </table:table-cell>
          <table:table-cell table:style-name="ce1" office:value-type="string" calcext:value-type="string">
            <text:p>shaft_collar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샤프트 홀더</text:p>
          </table:table-cell>
          <table:table-cell table:style-name="ce6"/>
          <table:table-cell table:style-name="ce1" office:value-type="string" calcext:value-type="string">
            <text:p>물체 개수 추가 예정</text:p>
          </table:table-cell>
          <table:table-cell table:style-name="ce6"/>
          <table:table-cell table:style-name="ce5" office:value-type="string" calcext:value-type="string">
            <text:p><text:a xlink:href="https://www.amazon.com/AZSSMUK-Stainless-Steel-Collars-4-Packed/dp/B07GSW5288/ref=sr_1_11?crid=2LYLQ1E48PMR0&amp;keywords=shaft+collar&amp;qid=1662099537&amp;sprefix=shaft+col%2Caps%2C284&amp;sr=8-11" xlink:type="simple">https://www.amazon.com/AZSSMUK-Stainless-Steel-Collars-4-Packed/dp/B07GSW5288/ref=sr_1_11?crid=2LYLQ1E48PMR0&amp;keywords=shaft+collar&amp;qid=1662099537&amp;sprefix=shaft+col%2Caps%2C284&amp;sr=8-11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16341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브라켓 1</text:p>
          </table:table-cell>
          <table:table-cell table:style-name="ce1" office:value-type="string" calcext:value-type="string">
            <text:p>bracket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너무 작음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-/ko/dp/B07QBKF16F/ref=sr_1_32?crid=8J2VW87CR38N&amp;keywords=bracket&amp;qid=1663576588&amp;sprefix=bracke%2Caps%2C247&amp;sr=8-32&amp;th=1" xlink:type="simple">https://www.amazon.com/-/ko/dp/B07QBKF16F/ref=sr_1_32?crid=8J2VW87CR38N&amp;keywords=bracket&amp;qid=1663576588&amp;sprefix=bracke%2Caps%2C247&amp;sr=8-32&amp;th=1</text:a></text:p>
          </table:table-cell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브라켓 2 </text:p>
          </table:table-cell>
          <table:table-cell table:style-name="ce1" office:value-type="string" calcext:value-type="string">
            <text:p>bracket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(Black-4PCS-3.93inch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RDBJP1T/ref=sspa_dk_detail_2?psc=1&amp;pd_rd_i=B08RDBJP1T&amp;pd_rd_w=tu2oF&amp;content-id=amzn1.sym.3481f441-61ac-4028-9c1a-7f9ce8ec50c5&amp;pf_rd_p=3481f441-61ac-4028-9c1a-7f9ce8ec50c5&amp;pf_rd_r=JYRK64VS9B40XCYCSHR0&amp;pd_rd_wg=wmHeE&amp;pd_rd_r=308" xlink:type="simple">https://www.amazon.com/dp/B08RDBJP1T/ref=sspa_dk_detail_2?psc=1&amp;pd_rd_i=B08RDBJP1T&amp;pd_rd_w=tu2oF&amp;content-id=amzn1.sym.3481f441-61ac-4028-9c1a-7f9ce8ec50c5&amp;pf_rd_p=3481f441-61ac-4028-9c1a-7f9ce8ec50c5&amp;pf_rd_r=JYRK64VS9B40XCYCSHR0&amp;pd_rd_wg=wmHeE&amp;pd_rd_r=308e7871-4259-4343-8035-2cb3fd7aa1eb&amp;s=hi&amp;sp_csd=d2lkZ2V0TmFtZT1zcF9kZXRhaWxfdGhlbWF0aWM&amp;spLa=ZW5jcnlwdGVkUXVhbGlmaWVyPUEyQzZTNFY1OVdEUDIzJmVuY3J5cHRlZElkPUEwNzMwMjA1MkFBVFdGOFQ4WTdOSSZlbmNyeXB0ZWRBZElkPUEwNjQ2ODQzUk8zT1kxWVFURkhN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15" calcext:value-type="float">
            <text:p>1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브라켓 3 </text:p>
          </table:table-cell>
          <table:table-cell table:style-name="ce1" office:value-type="string" calcext:value-type="string">
            <text:p>bracket_3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(16PCS-4x4 L Bracket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H28CSQV/ref=sspa_dk_detail_4?pd_rd_i=B08H287RYY&amp;pd_rd_w=K9icC&amp;content-id=amzn1.sym.3481f441-61ac-4028-9c1a-7f9ce8ec50c5&amp;pf_rd_p=3481f441-61ac-4028-9c1a-7f9ce8ec50c5&amp;pf_rd_r=Q67FD874KE6DZ1KHVE30&amp;pd_rd_wg=K8k9c&amp;pd_rd_r=e233800e-" xlink:type="simple">https://www.amazon.com/dp/B08H28CSQV/ref=sspa_dk_detail_4?pd_rd_i=B08H287RYY&amp;pd_rd_w=K9icC&amp;content-id=amzn1.sym.3481f441-61ac-4028-9c1a-7f9ce8ec50c5&amp;pf_rd_p=3481f441-61ac-4028-9c1a-7f9ce8ec50c5&amp;pf_rd_r=Q67FD874KE6DZ1KHVE30&amp;pd_rd_wg=K8k9c&amp;pd_rd_r=e233800e-58be-4559-b840-dcb937d66969&amp;s=hi&amp;sp_csd=d2lkZ2V0TmFtZT1zcF9kZXRhaWxfdGhlbWF0aWM&amp;spLa=ZW5jcnlwdGVkUXVhbGlmaWVyPUEyU0ZCSVQyWktINjFVJmVuY3J5cHRlZElkPUEwODA5MjY2RjM3SVIzQldUWFpXJmVuY3J5cHRlZEFkSWQ9QTAyNDE0OTYyTElIWkxJN09NV1ZNJndpZGdldE5hbWU9c3BfZGV0YWlsX3RoZW1hdGljJmFjdGlvbj1jbGlja1JlZGlyZWN0JmRvTm90TG9nQ2xpY2s9dHJ1ZQ&amp;th=1</text:a></text:p>
          </table:table-cell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장착 베어링 1</text:p>
          </table:table-cell>
          <table:table-cell table:style-name="ce1" office:value-type="string" calcext:value-type="string">
            <text:p>ball_bearing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장착 베어링</text:p>
          </table:table-cell>
          <table:table-cell table:style-name="ce6"/>
          <table:table-cell table:style-name="ce1" office:value-type="string" calcext:value-type="string">
            <text:p>(25x47x12, 6500)</text:p>
          </table:table-cell>
          <table:table-cell table:style-name="ce6"/>
          <table:table-cell table:style-name="ce5" office:value-type="string" calcext:value-type="string">
            <text:p><text:a xlink:href="https://www.amazon.com/-/ko/dp/B07QRPBQ6H/ref=sr_1_6?keywords=mounted+bearing&amp;qid=1663663309&amp;s=industrial&amp;sr=1-6" xlink:type="simple">https://www.amazon.com/-/ko/dp/B07QRPBQ6H/ref=sr_1_6?keywords=mounted+bearing&amp;qid=1663663309&amp;s=industrial&amp;sr=1-6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장착 베어링2 </text:p>
          </table:table-cell>
          <table:table-cell table:style-name="ce1" office:value-type="string" calcext:value-type="string">
            <text:p>ball_bearing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장착 베어링</text:p>
          </table:table-cell>
          <table:table-cell table:style-name="ce6"/>
          <table:table-cell table:style-name="ce1" office:value-type="string" calcext:value-type="string">
            <text:p>(30x42x7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MWGF35D/ref=sspa_dk_detail_2?psc=1&amp;pd_rd_i=B07MWGF35D&amp;pd_rd_w=CSfhu&amp;content-id=amzn1.sym.999c0877-3704-4f0f-9726-eebf80846a35&amp;pf_rd_p=999c0877-3704-4f0f-9726-eebf80846a35&amp;pf_rd_r=3F83CQJTBR7K63D5P2ES&amp;pd_rd_wg=5zyaM&amp;pd_rd_r=0ad" xlink:type="simple">https://www.amazon.com/dp/B07MWGF35D/ref=sspa_dk_detail_2?psc=1&amp;pd_rd_i=B07MWGF35D&amp;pd_rd_w=CSfhu&amp;content-id=amzn1.sym.999c0877-3704-4f0f-9726-eebf80846a35&amp;pf_rd_p=999c0877-3704-4f0f-9726-eebf80846a35&amp;pf_rd_r=3F83CQJTBR7K63D5P2ES&amp;pd_rd_wg=5zyaM&amp;pd_rd_r=0adadc14-1dd7-4007-bad0-878a8d884d51&amp;s=industrial&amp;sp_csd=d2lkZ2V0TmFtZT1zcF9kZXRhaWw&amp;smid=A3RMJZMAP3U4RK&amp;spLa=ZW5jcnlwdGVkUXVhbGlmaWVyPUEzV0RKR0ROMElCT0EmZW5jcnlwdGVkSWQ9QTAyMTU0MDA5UjQ4VVlWMlpRVjQmZW5jcnlwdGVkQWRJZD1BMDQ1ODA3NjFFU1NPUUFEUVpKTEk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도어 스토퍼</text:p>
          </table:table-cell>
          <table:table-cell table:style-name="ce1" office:value-type="string" calcext:value-type="string">
            <text:p>door_stop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도어 스토퍼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Crosize-Stoppers-Prevent-Lock-Outs-Stackable/dp/B093BPMMRD/ref=sr_1_18?qid=1662100232&amp;s=industrial-intl-ship&amp;sr=1-18" xlink:type="simple">https://www.amazon.com/Crosize-Stoppers-Prevent-Lock-Outs-Stackable/dp/B093BPMMRD/ref=sr_1_18?qid=1662100232&amp;s=industrial-intl-ship&amp;sr=1-18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kbs,pty(66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스프링 도어 스토퍼</text:p>
          </table:table-cell>
          <table:table-cell table:style-name="ce1" office:value-type="string" calcext:value-type="string">
            <text:p>spring_door_stop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스프링 도어 스토퍼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KOVOSCH-Brushed-Nickel-Flexible-Stopper/dp/B083JZKXRN/ref=sr_1_58?qid=1662100289&amp;s=industrial-intl-ship&amp;sr=1-58" xlink:type="simple">https://www.amazon.com/KOVOSCH-Brushed-Nickel-Flexible-Stopper/dp/B083JZKXRN/ref=sr_1_58?qid=1662100289&amp;s=industrial-intl-ship&amp;sr=1-58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USB-C 파워 어댑터</text:p>
          </table:table-cell>
          <table:table-cell table:style-name="ce1" office:value-type="string" calcext:value-type="string">
            <text:p>usb-c_power_adap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USB-C 파워 어댑터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Charger-Adapter-Charging-Certified】-Lightning/dp/B09NSM8WFK/ref=sr_1_3?crid=2T1L7FCWZLZ25&amp;keywords=iphone+power&amp;qid=1662100657&amp;sprefix=iphone+po%2Caps%2C269&amp;sr=8-3" xlink:type="simple">https://www.amazon.com/Charger-Adapter-Charging-Certified%E3%80%91-Lightning/dp/B09NSM8WFK/ref=sr_1_3?crid=2T1L7FCWZLZ25&amp;keywords=iphone+power&amp;qid=1662100657&amp;sprefix=iphone+po%2Caps%2C269&amp;sr=8-3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건전지 팩</text:p>
          </table:table-cell>
          <table:table-cell table:style-name="ce1" office:value-type="string" calcext:value-type="string">
            <text:p>battery_pa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건전지 팩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Energizer-Alkaline-General-Purpose-Battery/dp/B00003IE4E/ref=sr_1_10?crid=121BRY1CD47D1&amp;keywords=batteries+9v&amp;qid=1662095665&amp;sprefix=batteries+%2Caps%2C272&amp;sr=8-10" xlink:type="simple">https://www.amazon.com/Energizer-Alkaline-General-Purpose-Battery/dp/B00003IE4E/ref=sr_1_10?crid=121BRY1CD47D1&amp;keywords=batteries+9v&amp;qid=1662095665&amp;sprefix=batteries+%2Caps%2C272&amp;sr=8-10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케이블 풀리</text:p>
          </table:table-cell>
          <table:table-cell table:style-name="ce1" office:value-type="string" calcext:value-type="string">
            <text:p>cable pulley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케이블 풀리</text:p>
          </table:table-cell>
          <table:table-cell table:style-name="ce6"/>
          <table:table-cell table:style-name="ce1" office:value-type="string" calcext:value-type="string">
            <text:p>커플링에서 교체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-/ko/dp/B08LV9YSC8/ref=sr_1_21?crid=GKU33T51RFGU&amp;keywords=pulley&amp;qid=1663664462&amp;sprefix=pulley%2Caps%2C256&amp;sr=8-21" xlink:type="simple">https://www.amazon.com/-/ko/dp/B08LV9YSC8/ref=sr_1_21?crid=GKU33T51RFGU&amp;keywords=pulley&amp;qid=1663664462&amp;sprefix=pulley%2Caps%2C256&amp;sr=8-2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멀티탭</text:p>
          </table:table-cell>
          <table:table-cell table:style-name="ce1" office:value-type="string" calcext:value-type="string">
            <text:p>multi_plug_outlet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멀티탭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Extender-HICITY-Electrical-Outlets-Adapter/dp/B08MX4X2Z2/ref=sr_1_4?crid=176OXD3VF765H&amp;keywords=multi+tap&amp;qid=1662099294&amp;sprefix=multi+t%2Caps%2C320&amp;sr=8-4" xlink:type="simple">https://www.amazon.com/Extender-HICITY-Electrical-Outlets-Adapter/dp/B08MX4X2Z2/ref=sr_1_4?crid=176OXD3VF765H&amp;keywords=multi+tap&amp;qid=1662099294&amp;sprefix=multi+t%2Caps%2C320&amp;sr=8-4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리니어 부싱 1</text:p>
          </table:table-cell>
          <table:table-cell table:style-name="ce1" office:value-type="string" calcext:value-type="string">
            <text:p>linear_bearing_bushing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리니어 부싱</text:p>
          </table:table-cell>
          <table:table-cell table:style-name="ce6"/>
          <table:table-cell table:style-name="ce1" office:value-type="string" calcext:value-type="string">
            <text:p>너무 작음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dp/B07GQXMG8P/ref=d_pd_di_sccai_cn_sccl_3_12/140-6795728-6493638?pd_rd_w=xtYdm&amp;content-id=amzn1.sym.e13de93e-5518-4644-8e6b-4ee5f2e0b062&amp;pf_rd_p=e13de93e-5518-4644-8e6b-4ee5f2e0b062&amp;pf_rd_r=19SSSTX38K945A8WJKAH&amp;pd_rd_wg=7o20C&amp;pd_rd_" xlink:type="simple">https://www.amazon.com/dp/B07GQXMG8P/ref=d_pd_di_sccai_cn_sccl_3_12/140-6795728-6493638?pd_rd_w=xtYdm&amp;content-id=amzn1.sym.e13de93e-5518-4644-8e6b-4ee5f2e0b062&amp;pf_rd_p=e13de93e-5518-4644-8e6b-4ee5f2e0b062&amp;pf_rd_r=19SSSTX38K945A8WJKAH&amp;pd_rd_wg=7o20C&amp;pd_rd_r=f32e93fc-5f60-4a27-8538-af4d0044a390&amp;pd_rd_i=B07GQX9CL1&amp;th=1</text:a></text:p>
          </table:table-cell>
          <table:table-cell table:style-name="ce6"/>
          <table:table-cell table:style-name="ce1" office:value-type="float" office:value="10" calcext:value-type="float">
            <text:p>10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리니어 부싱 2</text:p>
          </table:table-cell>
          <table:table-cell table:style-name="ce1" office:value-type="string" calcext:value-type="string">
            <text:p>linear_bearing_bushing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리니어 부싱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uxcell-LMF13UU-Bearings-Machine-Printer/dp/B09F3BBQM4/ref=sr_1_17_sspa?crid=3TY42XKJCZ989&amp;keywords=linear+bushing&amp;qid=1662119918&amp;sprefix=linear+bushin%2Caps%2C257&amp;sr=8-17-spons&amp;psc=1&amp;smid=A30WUG2ZDGM0XM" xlink:type="simple">https://www.amazon.com/uxcell-LMF13UU-Bearings-Machine-Printer/dp/B09F3BBQM4/ref=sr_1_17_sspa?crid=3TY42XKJCZ989&amp;keywords=linear+bushing&amp;qid=1662119918&amp;sprefix=linear+bushin%2Caps%2C257&amp;sr=8-17-spons&amp;psc=1&amp;smid=A30WUG2ZDGM0XM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핸드 홀 펀치</text:p>
          </table:table-cell>
          <table:table-cell table:style-name="ce1" office:value-type="string" calcext:value-type="string">
            <text:p>center_hole_punch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핸드 홀 펀치</text:p>
          </table:table-cell>
          <table:table-cell table:style-name="ce6" table:number-columns-repeated="2"/>
          <table:table-cell table:style-name="ce1" office:value-type="string" calcext:value-type="string">
            <text:p>도착</text:p>
          </table:table-cell>
          <table:table-cell table:style-name="ce5" office:value-type="string" calcext:value-type="string">
            <text:p><text:a xlink:href="https://www.amazon.com/Neiko-02638A-Automatic-Center-Adjustable/dp/B008DXYOLC/ref=sr_1_26?qid=1662099042&amp;s=industrial-intl-ship&amp;sr=1-26" xlink:type="simple">https://www.amazon.com/Neiko-02638A-Automatic-Center-Adjustable/dp/B008DXYOLC/ref=sr_1_26?qid=1662099042&amp;s=industrial-intl-ship&amp;sr=1-26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탭 렌치 핸들</text:p>
          </table:table-cell>
          <table:table-cell table:style-name="ce1" office:value-type="string" calcext:value-type="string">
            <text:p>tap_wrench_handl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탭 렌치 핸들</text:p>
          </table:table-cell>
          <table:table-cell table:style-name="ce6"/>
          <table:table-cell table:style-name="ce1" office:value-type="string" calcext:value-type="string">
            <text:p>탭 렌치 핸들로 변경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S6W6BF/ref=sr_1_6?crid=269FCUN2ZY60B&amp;amp&amp;keywords=tap+drill+handle&amp;amp&amp;qid=1663645435&amp;amp&amp;sprefix=tap+drill+hand,aps,246&amp;amp&amp;sr=8-6&amp;language=en_US&amp;currency=USD" xlink:type="simple">https://www.amazon.com/-/ko/dp/B07SS6W6BF/ref=sr_1_6?crid=269FCUN2ZY60B&amp;amp&amp;keywords=tap+drill+handle&amp;amp&amp;qid=1663645435&amp;amp&amp;sprefix=tap+drill+hand,aps,246&amp;amp&amp;sr=8-6&amp;language=en_US&amp;currency=USD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멀티미터</text:p>
          </table:table-cell>
          <table:table-cell table:style-name="ce1" office:value-type="string" calcext:value-type="string">
            <text:p>multime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멀티미터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AstroAI-Digital-Multimeter-Voltage-Tester/dp/B01ISAMUA6/ref=sr_1_7?crid=H0B55I4FN29H&amp;keywords=multimeter&amp;qid=1662095373&amp;sprefix=multimet%2Caps%2C425&amp;sr=8-7" xlink:type="simple">https://www.amazon.com/AstroAI-Digital-Multimeter-Voltage-Tester/dp/B01ISAMUA6/ref=sr_1_7?crid=H0B55I4FN29H&amp;keywords=multimeter&amp;qid=1662095373&amp;sprefix=multimet%2Caps%2C425&amp;sr=8-7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kbs,pty(70)</text:p>
          </table:table-cell>
          <table:table-cell table:style-name="ce1" office:value-type="string" calcext:value-type="string">
            <text:p>x (상준)</text:p>
          </table:table-cell>
          <table:table-cell table:style-name="ce6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 (스캔 다시)</text:p>
          </table:table-cell>
          <table:table-cell table:style-name="ce6"/>
          <table:table-cell table:style-name="ce1" office:value-type="string" calcext:value-type="string">
            <text:p>project31 재촬영본</text:p>
          </table:table-cell>
          <table:table-cell table:style-name="ce6" table:number-columns-repeated="18"/>
          <table:table-cell table:number-columns-repeated="16341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수평자</text:p>
          </table:table-cell>
          <table:table-cell table:style-name="ce1" office:value-type="string" calcext:value-type="string">
            <text:p>level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수평자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Torpedo-Aluminum-Shockproof-Magnetic-45-Degree/dp/B087CX94TC/ref=sr_1_6?crid=JDUJZ9BXNMIF&amp;keywords=leveler&amp;qid=1662093251&amp;sprefix=lever%2Caps%2C398&amp;sr=8-6" xlink:type="simple">https://www.amazon.com/Torpedo-Aluminum-Shockproof-Magnetic-45-Degree/dp/B087CX94TC/ref=sr_1_6?crid=JDUJZ9BXNMIF&amp;keywords=leveler&amp;qid=1662093251&amp;sprefix=lever%2Caps%2C398&amp;sr=8-6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" office:value-type="string" calcext:value-type="string">
            <text:p>kbs,pty(72)</text:p>
          </table:table-cell>
          <table:table-cell table:style-name="ce1" office:value-type="string" calcext:value-type="string">
            <text:p>x (상준)</text:p>
          </table:table-cell>
          <table:table-cell table:style-name="ce6" table:number-columns-repeated="5"/>
          <table:table-cell table:style-name="ce1" office:value-type="string" calcext:value-type="string">
            <text:p>투명</text:p>
          </table:table-cell>
          <table:table-cell table:style-name="ce6" table:number-columns-repeated="21"/>
          <table:table-cell table:number-columns-repeated="1634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레이져 거리 측정기</text:p>
          </table:table-cell>
          <table:table-cell table:style-name="ce1" office:value-type="string" calcext:value-type="string">
            <text:p>laser_measurement_too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레이져 거리 측정기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Bosch-Distance-Measure-165-Feet-GLM165-40/dp/B076C3TB8P/ref=sr_1_4_sspa?crid=296A4MGU55P6A&amp;keywords=laser+measurement+tool&amp;qid=1662093312&amp;sprefix=laser+measurement+to%2Caps%2C266&amp;sr=8-4-spons&amp;psc=1" xlink:type="simple">https://www.amazon.com/Bosch-Distance-Measure-165-Feet-GLM165-40/dp/B076C3TB8P/ref=sr_1_4_sspa?crid=296A4MGU55P6A&amp;keywords=laser+measurement+tool&amp;qid=1662093312&amp;sprefix=laser+measurement+to%2Caps%2C266&amp;sr=8-4-spons&amp;psc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kbs,pty(73)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플라이어 1</text:p>
          </table:table-cell>
          <table:table-cell table:style-name="ce1" office:value-type="string" calcext:value-type="string">
            <text:p>pliers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플라이어</text:p>
          </table:table-cell>
          <table:table-cell table:style-name="ce6"/>
          <table:table-cell table:style-name="ce1" office:value-type="string" calcext:value-type="string">
            <text:p>구 207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(74)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플라이어 2</text:p>
          </table:table-cell>
          <table:table-cell table:style-name="ce1" office:value-type="string" calcext:value-type="string">
            <text:p>pliers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플라이어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(75)</text:p>
          </table:table-cell>
          <table:table-cell table:style-name="ce1" office:value-type="string" calcext:value-type="string">
            <text:p>o (희선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희선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16341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스테이플 건</text:p>
          </table:table-cell>
          <table:table-cell table:style-name="ce1" office:value-type="string" calcext:value-type="string">
            <text:p>staple_gun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스테이플 건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Upholstery-Stapler-Adjustment-Carpentry-Decoration/dp/B088CZQ9Y2/ref=sr_1_5?crid=3HC6LU70RJYRK&amp;keywords=Staple+Gun&amp;qid=1662099896&amp;sprefix=staple+gun%2Caps%2C297&amp;sr=8-5" xlink:type="simple">https://www.amazon.com/Upholstery-Stapler-Adjustment-Carpentry-Decoration/dp/B088CZQ9Y2/ref=sr_1_5?crid=3HC6LU70RJYRK&amp;keywords=Staple+Gun&amp;qid=1662099896&amp;sprefix=staple+gun%2Caps%2C297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홀쏘</text:p>
          </table:table-cell>
          <table:table-cell table:style-name="ce1" office:value-type="string" calcext:value-type="string">
            <text:p>hole_saw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홀쏘</text:p>
          </table:table-cell>
          <table:table-cell table:style-name="ce6"/>
          <table:table-cell table:style-name="ce1" office:value-type="string" calcext:value-type="string">
            <text:p>구 204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ENOX-Tools-Bi-Metal-Arbored-Technology/dp/B004YK8DMY/ref=sr_1_21?crid=1KALNWEY81BGT&amp;keywords=hole+saw&amp;qid=1662103756&amp;sprefix=hole+saw%2Caps%2C328&amp;sr=8-21" xlink:type="simple">https://www.amazon.com/LENOX-Tools-Bi-Metal-Arbored-Technology/dp/B004YK8DMY/ref=sr_1_21?crid=1KALNWEY81BGT&amp;keywords=hole+saw&amp;qid=1662103756&amp;sprefix=hole+saw%2Caps%2C328&amp;sr=8-2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강력접착제</text:p>
          </table:table-cell>
          <table:table-cell table:style-name="ce1" office:value-type="string" calcext:value-type="string">
            <text:p>threadlockers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강력접착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ctite-1329467-Medium-Strength-Threadlockers/dp/B009I2UC3Q/ref=sr_1_3?crid=2DSJO2WHCJFAO&amp;keywords=loctite&amp;qid=1662098987&amp;sprefix=locti%2Caps%2C285&amp;sr=8-3" xlink:type="simple">https://www.amazon.com/Loctite-1329467-Medium-Strength-Threadlockers/dp/B009I2UC3Q/ref=sr_1_3?crid=2DSJO2WHCJFAO&amp;keywords=loctite&amp;qid=1662098987&amp;sprefix=locti%2Caps%2C285&amp;sr=8-3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16341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덕트 테이프</text:p>
          </table:table-cell>
          <table:table-cell table:style-name="ce1" office:value-type="string" calcext:value-type="string">
            <text:p>duct_tap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덕트 테이프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Gorilla-Weather-Waterproof-Temperature-Resistant/dp/B07GRJ8L55/ref=sr_1_218?qid=1662095443&amp;s=hi&amp;sr=1-218&amp;th=1" xlink:type="simple">https://www.amazon.com/Gorilla-Weather-Waterproof-Temperature-Resistant/dp/B07GRJ8L55/ref=sr_1_218?qid=1662095443&amp;s=hi&amp;sr=1-218&amp;th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줄자</text:p>
          </table:table-cell>
          <table:table-cell table:style-name="ce1" office:value-type="string" calcext:value-type="string">
            <text:p>tape_measur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줄자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1LXARKKH/ref=sw_img_1?smid=AQ3KK5B99XIHT&amp;psc=1" xlink:type="simple">https://www.amazon.com/-/ko/gp/product/B01LXARKKH/ref=sw_img_1?smid=AQ3KK5B99XIHT&amp;psc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전자 온도계</text:p>
          </table:table-cell>
          <table:table-cell table:style-name="ce1" office:value-type="string" calcext:value-type="string">
            <text:p>infrared_thermome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전자 온도계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Etekcity-Lasergrip-1080-Non-Contact-Thermometer/dp/B00DMI632G/ref=sr_1_3?crid=31DTD6ZJ6MHFY&amp;keywords=electricity+thermometer&amp;qid=1662093846&amp;sprefix=eletricity+thermo%2Caps%2C258&amp;sr=8-3" xlink:type="simple">https://www.amazon.com/Etekcity-Lasergrip-1080-Non-Contact-Thermometer/dp/B00DMI632G/ref=sr_1_3?crid=31DTD6ZJ6MHFY&amp;keywords=electricity+thermometer&amp;qid=1662093846&amp;sprefix=eletricity+thermo%2Caps%2C258&amp;sr=8-3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접착제 1 카드보드</text:p>
          </table:table-cell>
          <table:table-cell table:style-name="ce1" office:value-type="string" calcext:value-type="string">
            <text:p>Elmer's Extra Strengt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접착제 1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9RBUUVM/ref=sspa_dk_detail_4?psc=1&amp;pd_rd_i=B009RBUUVM&amp;pd_rd_w=5YNQx&amp;content-id=amzn1.sym.999c0877-3704-4f0f-9726-eebf80846a35&amp;pf_rd_p=999c0877-3704-4f0f-9726-eebf80846a35&amp;pf_rd_r=8F6ZY04RXKPFM86HJNXW&amp;pd_rd_wg=8YOoY&amp;pd_rd_r=734" xlink:type="simple">https://www.amazon.com/dp/B009RBUUVM/ref=sspa_dk_detail_4?psc=1&amp;pd_rd_i=B009RBUUVM&amp;pd_rd_w=5YNQx&amp;content-id=amzn1.sym.999c0877-3704-4f0f-9726-eebf80846a35&amp;pf_rd_p=999c0877-3704-4f0f-9726-eebf80846a35&amp;pf_rd_r=8F6ZY04RXKPFM86HJNXW&amp;pd_rd_wg=8YOoY&amp;pd_rd_r=734d6be6-cda7-4d89-b726-18cb95e007ba&amp;s=office-products&amp;sp_csd=d2lkZ2V0TmFtZT1zcF9kZXRhaWw&amp;spLa=ZW5jcnlwdGVkUXVhbGlmaWVyPUExTklKNFpXT0JTRkoxJmVuY3J5cHRlZElkPUEwMTc0NDU1T0ROSlIyV1ZWRlkzJmVuY3J5cHRlZEFkSWQ9QTA0MDE0NzMyVFhMM01XUVFORUNFJndpZGdldE5hbWU9c3BfZGV0YWlsJmFjdGlvbj1jbGlja1JlZGlyZWN0JmRvTm90TG9nQ2xpY2s9dHJ1ZQ==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접착제 2 카드보드</text:p>
          </table:table-cell>
          <table:table-cell table:style-name="ce1" office:value-type="string" calcext:value-type="string">
            <text:p>elmers_scented_stick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접착제 2 카드보드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dp/B09PFB7M18/ref=sspa_dk_detail_0?psc=1&amp;pd_rd_i=B09PFB7M18&amp;pd_rd_w=oQkpT&amp;content-id=amzn1.sym.999c0877-3704-4f0f-9726-eebf80846a35&amp;pf_rd_p=999c0877-3704-4f0f-9726-eebf80846a35&amp;pf_rd_r=MG1VM47R5GGRQD7TZEC9&amp;pd_rd_wg=0Hjjc&amp;pd_rd_r=6ad" xlink:type="simple">https://www.amazon.com/dp/B09PFB7M18/ref=sspa_dk_detail_0?psc=1&amp;pd_rd_i=B09PFB7M18&amp;pd_rd_w=oQkpT&amp;content-id=amzn1.sym.999c0877-3704-4f0f-9726-eebf80846a35&amp;pf_rd_p=999c0877-3704-4f0f-9726-eebf80846a35&amp;pf_rd_r=MG1VM47R5GGRQD7TZEC9&amp;pd_rd_wg=0Hjjc&amp;pd_rd_r=6adb87f9-3777-4202-af5b-e5dd78654ef9&amp;s=office-products&amp;sp_csd=d2lkZ2V0TmFtZT1zcF9kZXRhaWw&amp;spLa=ZW5jcnlwdGVkUXVhbGlmaWVyPUEzSkdSTjVSVjRZS0tFJmVuY3J5cHRlZElkPUEwMjE3OTYwQUFXNzNOQzZNQlM0JmVuY3J5cHRlZEFkSWQ9QTAwNDMzNDYyNjVYUTdRWldIMjQ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강아지 장난감 공 카드보드</text:p>
          </table:table-cell>
          <table:table-cell table:style-name="ce1" office:value-type="string" calcext:value-type="string">
            <text:p>chuckit_ultra_ball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강아지 장난감 공 카드보드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-/ko/dp/B000F4AVPA/ref=d_pd_vtp_sccl_2_2/139-9037074-7915315?pd_rd_w=J3D8L&amp;content-id=amzn1.sym.fbd780d7-2160-4d39-bb8e-6a364d83fb2c&amp;pf_rd_p=fbd780d7-2160-4d39-bb8e-6a364d83fb2c&amp;pf_rd_r=H2CC751QFZYM46ZA3ENY&amp;pd_rd_wg=Le3DZ&amp;pd_rd_r=1f" xlink:type="simple">https://www.amazon.com/-/ko/dp/B000F4AVPA/ref=d_pd_vtp_sccl_2_2/139-9037074-7915315?pd_rd_w=J3D8L&amp;content-id=amzn1.sym.fbd780d7-2160-4d39-bb8e-6a364d83fb2c&amp;pf_rd_p=fbd780d7-2160-4d39-bb8e-6a364d83fb2c&amp;pf_rd_r=H2CC751QFZYM46ZA3ENY&amp;pd_rd_wg=Le3DZ&amp;pd_rd_r=1f92c7e5-cb3c-4230-8dfe-4c90a0984e78&amp;pd_rd_i=B000F4AVPA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장난감 차 카드보드</text:p>
          </table:table-cell>
          <table:table-cell table:style-name="ce1" office:value-type="string" calcext:value-type="string">
            <text:p>lightning_mcquee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장난감 차 카드보드</text:p>
          </table:table-cell>
          <table:table-cell table:style-name="ce6"/>
          <table:table-cell table:style-name="ce1" office:value-type="string" calcext:value-type="string">
            <text:p>구 209</text:p>
          </table:table-cell>
          <table:table-cell table:style-name="ce6"/>
          <table:table-cell table:style-name="ce5" office:value-type="string" calcext:value-type="string">
            <text:p><text:a xlink:href="https://www.amazon.com/dp/B0751GXZ27/ref=sspa_dk_detail_10?psc=1&amp;pf_rd_p=3481f441-61ac-4028-9c1a-7f9ce8ec50c5&amp;pf_rd_r=JKWDFH4VX8DBBRM3002K&amp;pd_rd_wg=2FHO8&amp;pd_rd_w=cCF1X&amp;content-id=amzn1.sym.3481f441-61ac-4028-9c1a-7f9ce8ec50c5&amp;pd_rd_r=af56152f-985d-4cec-af" xlink:type="simple">https://www.amazon.com/dp/B0751GXZ27/ref=sspa_dk_detail_10?psc=1&amp;pf_rd_p=3481f441-61ac-4028-9c1a-7f9ce8ec50c5&amp;pf_rd_r=JKWDFH4VX8DBBRM3002K&amp;pd_rd_wg=2FHO8&amp;pd_rd_w=cCF1X&amp;content-id=amzn1.sym.3481f441-61ac-4028-9c1a-7f9ce8ec50c5&amp;pd_rd_r=af56152f-985d-4cec-af64-12d6b6154686&amp;s=toys-and-games&amp;sp_csd=d2lkZ2V0TmFtZT1zcF9kZXRhaWxfdGhlbWF0aWM&amp;smid=A1QL8HSTLVS1P2&amp;spLa=ZW5jcnlwdGVkUXVhbGlmaWVyPUFDOUNNNjA4NzJJNjYmZW5jcnlwdGVkSWQ9QTAwMjk3MDgzOVFaQ1IxQjZSMVowJmVuY3J5cHRlZEFkSWQ9QTEwMzQ4MTkxREE0WERUMUMxMFlT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테이프 2 카드보드</text:p>
          </table:table-cell>
          <table:table-cell table:style-name="ce1" office:value-type="string" calcext:value-type="string">
            <text:p>scotch_glider_rifill_ro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테이프 2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CE418S8/ref=sr_1_69?crid=2U2KL6AV44ZUW&amp;keywords=scotch+tape&amp;qid=1662054054&amp;sprefix=scotch+ta%2Caps%2C249&amp;sr=8-69" xlink:type="simple">https://www.amazon.com/-/ko/dp/B00CE418S8/ref=sr_1_69?crid=2U2KL6AV44ZUW&amp;keywords=scotch+tape&amp;qid=1662054054&amp;sprefix=scotch+ta%2Caps%2C249&amp;sr=8-69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풀 테이프 카드보드</text:p>
          </table:table-cell>
          <table:table-cell table:style-name="ce1" office:value-type="string" calcext:value-type="string">
            <text:p>scotch_tape_runne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풀 테이프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1P45M8K?ref=dp_atch_dss_sdp_ce_2" xlink:type="simple">https://www.amazon.com/-/ko/dp/B001P45M8K?ref=dp_atch_dss_sdp_ce_2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육각렌치 카드보드</text:p>
          </table:table-cell>
          <table:table-cell table:style-name="ce1" office:value-type="string" calcext:value-type="string">
            <text:p>wrenc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육각렌치 카드보드</text:p>
          </table:table-cell>
          <table:table-cell table:style-name="ce6"/>
          <table:table-cell table:style-name="ce1" office:value-type="string" calcext:value-type="string">
            <text:p>구 201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Olympia-Tools-01-008-8-Inch-Adjustable/dp/B000AYFVMS/ref=sxin_15_pa_sp_search_thematic_sspa?content-id=amzn1.sym.c82d763e-ddd1-4b72-9169-6e36c782c381%3Aamzn1.sym.c82d763e-ddd1-4b72-9169-6e36c782c381&amp;crid=234Q3BE0TL7BA&amp;cv_ct_cx=wrenc" xlink:type="simple">https://www.amazon.com/Olympia-Tools-01-008-8-Inch-Adjustable/dp/B000AYFVMS/ref=sxin_15_pa_sp_search_thematic_sspa?content-id=amzn1.sym.c82d763e-ddd1-4b72-9169-6e36c782c381%3Aamzn1.sym.c82d763e-ddd1-4b72-9169-6e36c782c381&amp;crid=234Q3BE0TL7BA&amp;cv_ct_cx=wrench&amp;keywords=wrench&amp;pd_rd_i=B000AYFVMS&amp;pd_rd_r=fd3c0247-4334-4691-9eb3-1c3bffcca69b&amp;pd_rd_w=7DHWH&amp;pd_rd_wg=U5RIF&amp;pf_rd_p=c82d763e-ddd1-4b72-9169-6e36c782c381&amp;pf_rd_r=QM14MNXG42G61HW59JW5&amp;qid=1662098889&amp;sprefix=wrenc%2Caps%2C270&amp;sr=1-1-a73d1c8c-2fd2-4f19-aa41-2df022bcb241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칫솔 카드보드</text:p>
          </table:table-cell>
          <table:table-cell table:style-name="ce1" office:value-type="string" calcext:value-type="string">
            <text:p>oralb_proflex_toothbrus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칫솔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dp/B08S8RBL28/ref=sspa_dk_detail_1?psc=1&amp;pd_rd_i=B08S8RBL28&amp;pd_rd_w=OWQuJ&amp;content-id=amzn1.sym.4d0fffec-3aba-4480-8fad-c6bd8f7f6b41&amp;pf_rd_p=4d0fffec-3aba-4480-8fad-c6bd8f7f6b41&amp;pf_rd_r=RR8EHBGFCWCGS0GNN5VZ&amp;pd_rd_wg=Osmqg&amp;pd_rd_r=069" xlink:type="simple">https://www.amazon.com/dp/B08S8RBL28/ref=sspa_dk_detail_1?psc=1&amp;pd_rd_i=B08S8RBL28&amp;pd_rd_w=OWQuJ&amp;content-id=amzn1.sym.4d0fffec-3aba-4480-8fad-c6bd8f7f6b41&amp;pf_rd_p=4d0fffec-3aba-4480-8fad-c6bd8f7f6b41&amp;pf_rd_r=RR8EHBGFCWCGS0GNN5VZ&amp;pd_rd_wg=Osmqg&amp;pd_rd_r=069a5715-2515-4e92-8bea-e84792046eed&amp;s=beauty&amp;sp_csd=d2lkZ2V0TmFtZT1zcF9kZXRhaWxfdGhlbWF0aWM&amp;spLa=ZW5jcnlwdGVkUXVhbGlmaWVyPUExSzlNOU9EN1A3T1MyJmVuY3J5cHRlZElkPUEwNDQwMDg4TlNGRUg3QVA2V0NNJmVuY3J5cHRlZEFkSWQ9QTAzNzY1NTRWMzMxU05KQTFFQ08md2lkZ2V0TmFtZT1zcF9kZXRhaWxfdGhlbWF0aWMmYWN0aW9uPWNsaWNrUmVkaXJlY3QmZG9Ob3RMb2dDbGljaz10cnVl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건전지 카드보드</text:p>
          </table:table-cell>
          <table:table-cell table:style-name="ce1" office:value-type="string" calcext:value-type="string">
            <text:p>dura_cell_AA_battery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건전지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-/ko/dp/B08Q87MF19/?_encoding=UTF8&amp;pd_rd_w=2YrWj&amp;content-id=amzn1.sym.bda74be7-d431-403d-b0a0-2f6a243daf3d&amp;pf_rd_p=bda74be7-d431-403d-b0a0-2f6a243daf3d&amp;pf_rd_r=HHXMCTB7Y9C042EHKA2C&amp;pd_rd_wg=wg50O&amp;pd_rd_r=15d79867-9226-48e1-8787-4063" xlink:type="simple">https://www.amazon.com/-/ko/dp/B08Q87MF19/?_encoding=UTF8&amp;pd_rd_w=2YrWj&amp;content-id=amzn1.sym.bda74be7-d431-403d-b0a0-2f6a243daf3d&amp;pf_rd_p=bda74be7-d431-403d-b0a0-2f6a243daf3d&amp;pf_rd_r=HHXMCTB7Y9C042EHKA2C&amp;pd_rd_wg=wg50O&amp;pd_rd_r=15d79867-9226-48e1-8787-406373dbd9f1&amp;ref_=pd_gw_trq_n2gl_1f8vorfn&amp;th=1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면도기 카드보드</text:p>
          </table:table-cell>
          <table:table-cell table:style-name="ce1" office:value-type="string" calcext:value-type="string">
            <text:p>gillette_lazer_blad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면도기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dp/B09GD65QB2/ref=sspa_dk_detail_5?psc=1&amp;pd_rd_i=B09GD65QB2&amp;pd_rd_w=USM3q&amp;content-id=amzn1.sym.999c0877-3704-4f0f-9726-eebf80846a35&amp;pf_rd_p=999c0877-3704-4f0f-9726-eebf80846a35&amp;pf_rd_r=AK0ZA9ZSHJCDWMWZMHQA&amp;pd_rd_wg=5WDPx&amp;pd_rd_r=dfc" xlink:type="simple">https://www.amazon.com/dp/B09GD65QB2/ref=sspa_dk_detail_5?psc=1&amp;pd_rd_i=B09GD65QB2&amp;pd_rd_w=USM3q&amp;content-id=amzn1.sym.999c0877-3704-4f0f-9726-eebf80846a35&amp;pf_rd_p=999c0877-3704-4f0f-9726-eebf80846a35&amp;pf_rd_r=AK0ZA9ZSHJCDWMWZMHQA&amp;pd_rd_wg=5WDPx&amp;pd_rd_r=dfcfe6cf-fe55-4144-882a-c2242a5c9509&amp;s=beauty&amp;sp_csd=d2lkZ2V0TmFtZT1zcF9kZXRhaWw&amp;spLa=ZW5jcnlwdGVkUXVhbGlmaWVyPUFYWVFNSTg4U1lYMFkmZW5jcnlwdGVkSWQ9QTAxMDU3NzUxTE40OVZQMzNSVEhYJmVuY3J5cHRlZEFkSWQ9QTAwNDcwOTgxQTFBRlVSVUJRR0hKJndpZGdldE5hbWU9c3BfZGV0YWlsJmFjdGlvbj1jbGlja1JlZGlyZWN0JmRvTm90TG9nQ2xpY2s9dHJ1ZQ==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장난감 박스</text:p>
          </table:table-cell>
          <table:table-cell table:style-name="ce1" office:value-type="string" calcext:value-type="string">
            <text:p>buzz_figur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장난감 박스</text:p>
          </table:table-cell>
          <table:table-cell table:style-name="ce6"/>
          <table:table-cell table:style-name="ce1" office:value-type="string" calcext:value-type="string">
            <text:p>구 208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PQFT83F/ref=sr_1_1_sspa?keywords=buz%2Bfigure&amp;qid=1662021774&amp;sr=8-1-spons&amp;th=1" xlink:type="simple">https://www.amazon.com/dp/B07PQFT83F/ref=sr_1_1_sspa?keywords=buz%2Bfigure&amp;qid=1662021774&amp;sr=8-1-spons&amp;th=1#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CPU 박스</text:p>
          </table:table-cell>
          <table:table-cell table:style-name="ce1" office:value-type="string" calcext:value-type="string">
            <text:p>intel_i3_cpu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CPU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LKJPR5X/ref=sr_1_2?crid=20W4RFEYT9J75&amp;keywords=intel+i3&amp;qid=1662052365&amp;sprefix=intel+i%2Caps%2C258&amp;sr=8-2" xlink:type="simple">https://www.amazon.com/-/ko/dp/B08LKJPR5X/ref=sr_1_2?crid=20W4RFEYT9J75&amp;keywords=intel+i3&amp;qid=1662052365&amp;sprefix=intel+i%2Caps%2C258&amp;sr=8-2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삼성 SSD 박스</text:p>
          </table:table-cell>
          <table:table-cell table:style-name="ce1" office:value-type="string" calcext:value-type="string">
            <text:p>samsung_ssd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삼성 SSD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QBJ2YMG/ref=sr_1_3?crid=O0A049HNO00O&amp;keywords=samsung%2Bssd&amp;qid=1662052436&amp;sprefix=samsung%2Bs%2Caps%2C242&amp;sr=8-3&amp;th=1" xlink:type="simple">https://www.amazon.com/-/ko/dp/B08QBJ2YMG/ref=sr_1_3?crid=O0A049HNO00O&amp;keywords=samsung%2Bssd&amp;qid=1662052436&amp;sprefix=samsung%2Bs%2Caps%2C242&amp;sr=8-3&amp;th=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하이닉스 SSD 박스</text:p>
          </table:table-cell>
          <table:table-cell table:style-name="ce1" office:value-type="string" calcext:value-type="string">
            <text:p>hynix_ssd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하이닉스 SSD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NHB4RC/ref=sr_1_3?crid=25WL1IKSSKBAL&amp;keywords=hynix&amp;qid=1662052506&amp;sprefix=hynix%2Caps%2C238&amp;sr=8-3&amp;th=1" xlink:type="simple">https://www.amazon.com/-/ko/dp/B07SNHB4RC/ref=sr_1_3?crid=25WL1IKSSKBAL&amp;keywords=hynix&amp;qid=1662052506&amp;sprefix=hynix%2Caps%2C238&amp;sr=8-3&amp;th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케이블 박스</text:p>
          </table:table-cell>
          <table:table-cell table:style-name="ce1" office:value-type="string" calcext:value-type="string">
            <text:p>occulus_cab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케이블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1SHD773/ref=sr_1_4?crid=2M75QG2AE6ODV&amp;keywords=oculus+quest+cable&amp;qid=1662052662&amp;sprefix=occulus+quest+cab%2Caps%2C244&amp;sr=8-4" xlink:type="simple">https://www.amazon.com/-/ko/dp/B081SHD773/ref=sr_1_4?crid=2M75QG2AE6ODV&amp;keywords=oculus+quest+cable&amp;qid=1662052662&amp;sprefix=occulus+quest+cab%2Caps%2C244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카메라 박스 1</text:p>
          </table:table-cell>
          <table:table-cell table:style-name="ce1" office:value-type="string" calcext:value-type="string">
            <text:p>azure_kinect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카메라 박스 1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1" calcext:value-type="float">
            <text:p>11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카메라 박스 2</text:p>
          </table:table-cell>
          <table:table-cell table:style-name="ce1" office:value-type="string" calcext:value-type="string">
            <text:p>zed_stereo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카메라 박스 2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색연필 박스</text:p>
          </table:table-cell>
          <table:table-cell table:style-name="ce1" office:value-type="string" calcext:value-type="string">
            <text:p>skkstationery_colored_penci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색연필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DCP4C1P/ref=sspa_dk_detail_0?psc=1&amp;pd_rd_i=B07DCP4C1P&amp;pd_rd_w=svqih&amp;content-id=amzn1.sym.999c0877-3704-4f0f-9726-eebf80846a35&amp;pf_rd_p=999c0877-3704-4f0f-9726-eebf80846a35&amp;pf_rd_r=F2EA6QQPC1HW7107ZX6T&amp;pd_rd_wg=A8VTL&amp;pd_rd_r=cbc" xlink:type="simple">https://www.amazon.com/dp/B07DCP4C1P/ref=sspa_dk_detail_0?psc=1&amp;pd_rd_i=B07DCP4C1P&amp;pd_rd_w=svqih&amp;content-id=amzn1.sym.999c0877-3704-4f0f-9726-eebf80846a35&amp;pf_rd_p=999c0877-3704-4f0f-9726-eebf80846a35&amp;pf_rd_r=F2EA6QQPC1HW7107ZX6T&amp;pd_rd_wg=A8VTL&amp;pd_rd_r=cbc51268-f7ab-4516-b5b3-6115b90b3377&amp;s=office-products&amp;sp_csd=d2lkZ2V0TmFtZT1zcF9kZXRhaWw&amp;spLa=ZW5jcnlwdGVkUXVhbGlmaWVyPUEzOTJIOEdLRktBTFJCJmVuY3J5cHRlZElkPUEwODg0MzkxMkhGSjNDWlowSjNQRSZlbmNyeXB0ZWRBZElkPUEwNDQ4OTY3MU1EUlhKWTNMTjlYJndpZGdldE5hbWU9c3BfZGV0YWlsJmFjdGlvbj1jbGlja1JlZGlyZWN0JmRvTm90TG9nQ2xpY2s9dHJ1ZQ=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비누 박스</text:p>
          </table:table-cell>
          <table:table-cell table:style-name="ce1" office:value-type="string" calcext:value-type="string">
            <text:p>SafeGuard Soap 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비누 박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afeguard-Beige-Soap-bars-Pack/dp/B01IA976YU/ref=sr_1_13?dchild=1&amp;keywords=safeguard&amp;qid=1612614870&amp;sr=8-13" xlink:type="simple">https://www.amazon.com/Safeguard-Beige-Soap-bars-Pack/dp/B01IA976YU/ref=sr_1_13?dchild=1&amp;keywords=safeguard&amp;qid=1612614870&amp;sr=8-13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39</text:p>
          </table:table-cell>
          <table:table-cell table:style-name="ce6" table:number-columns-repeated="25"/>
          <table:table-cell table:number-columns-repeated="1634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칫솔 박스</text:p>
          </table:table-cell>
          <table:table-cell table:style-name="ce1" office:value-type="string" calcext:value-type="string">
            <text:p>Toothpast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칫솔 박스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내부 채워야 함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7MTX75S9/ref=sw_img_1?smid=AXBOXQY0T5BDB&amp;psc=1" xlink:type="simple">https://www.amazon.com/-/ko/gp/product/B07MTX75S9/ref=sw_img_1?smid=AXBOXQY0T5BDB&amp;psc=1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59</text:p>
          </table:table-cell>
          <table:table-cell table:style-name="ce6" table:number-columns-repeated="25"/>
          <table:table-cell table:number-columns-repeated="1634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usb 연장선 포장</text:p>
          </table:table-cell>
          <table:table-cell table:style-name="ce1" office:value-type="string" calcext:value-type="string">
            <text:p>usb_extensio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usb 연장선 포장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RQRMGKB/ref=sr_1_5?keywords=usb%2Bextension%2Bcable&amp;qid=1662052805&amp;sprefix=usb%2Bexte%2Caps%2C242&amp;sr=8-5&amp;th=1" xlink:type="simple">https://www.amazon.com/-/ko/dp/B07RQRMGKB/ref=sr_1_5?keywords=usb%2Bextension%2Bcable&amp;qid=1662052805&amp;sprefix=usb%2Bexte%2Caps%2C242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개껌팩</text:p>
          </table:table-cell>
          <table:table-cell table:style-name="ce1" office:value-type="string" calcext:value-type="string">
            <text:p>amazing_dog_treat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개껌팩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H3NWQFM/ref=sspa_dk_detail_0?pd_rd_i=B09H3PHYPN&amp;pd_rd_w=zuieU&amp;content-id=amzn1.sym.999c0877-3704-4f0f-9726-eebf80846a35&amp;pf_rd_p=999c0877-3704-4f0f-9726-eebf80846a35&amp;pf_rd_r=0TQK6YJBDTZ9FQS9WTKS&amp;pd_rd_wg=AU7o8&amp;pd_rd_r=14841fba-" xlink:type="simple">https://www.amazon.com/dp/B09H3NWQFM/ref=sspa_dk_detail_0?pd_rd_i=B09H3PHYPN&amp;pd_rd_w=zuieU&amp;content-id=amzn1.sym.999c0877-3704-4f0f-9726-eebf80846a35&amp;pf_rd_p=999c0877-3704-4f0f-9726-eebf80846a35&amp;pf_rd_r=0TQK6YJBDTZ9FQS9WTKS&amp;pd_rd_wg=AU7o8&amp;pd_rd_r=14841fba-abf3-4093-b4d9-d066e36b8768&amp;s=pet-supplies&amp;sp_csd=d2lkZ2V0TmFtZT1zcF9kZXRhaWw&amp;spLa=ZW5jcnlwdGVkUXVhbGlmaWVyPUExVkZFQzhSNU1aQlJKJmVuY3J5cHRlZElkPUEwOTQzNTg1NUY5WDBZSzZLNzBaJmVuY3J5cHRlZEFkSWQ9QTAwNjQzMjkxRjNVQVNBMU5JMEVB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말린 망고팩</text:p>
          </table:table-cell>
          <table:table-cell table:style-name="ce1" office:value-type="string" calcext:value-type="string">
            <text:p>organic_dried_papay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말린 망고팩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9RGRRJW/ref=sr_1_1_sspa?keywords=dried%2Bmango&amp;qid=1662054300&amp;sprefix=dried%2Caps%2C234&amp;sr=8-1-spons&amp;th=1" xlink:type="simple">https://www.amazon.com/dp/B079RGRRJW/ref=sr_1_1_sspa?keywords=dried%2Bmango&amp;qid=1662054300&amp;sprefix=dried%2Caps%2C234&amp;sr=8-1-spons&amp;th=1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16341"/>
        </table:table-row>
        <table:table-row table:style-name="ro4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스펀지팩 1</text:p>
          </table:table-cell>
          <table:table-cell table:style-name="ce1" office:value-type="string" calcext:value-type="string">
            <text:p>aidea-non-scratch-scrub-spong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스펀지팩 1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6YMNVMH/ref=sspa_dk_detail_2?psc=1&amp;pd_rd_i=B086YMNVMH&amp;pd_rd_w=rIetk&amp;content-id=amzn1.sym.25e96bbe-93d6-4790-9c18-ab0bc96db737&amp;pf_rd_p=25e96bbe-93d6-4790-9c18-ab0bc96db737&amp;pf_rd_r=HBCGF7JFVX6NF9ZVRVHG&amp;pd_rd_wg=BCHvI&amp;pd_rd_r=a91" xlink:type="simple">https://www.amazon.com/dp/B086YMNVMH/ref=sspa_dk_detail_2?psc=1&amp;pd_rd_i=B086YMNVMH&amp;pd_rd_w=rIetk&amp;content-id=amzn1.sym.25e96bbe-93d6-4790-9c18-ab0bc96db737&amp;pf_rd_p=25e96bbe-93d6-4790-9c18-ab0bc96db737&amp;pf_rd_r=HBCGF7JFVX6NF9ZVRVHG&amp;pd_rd_wg=BCHvI&amp;pd_rd_r=a91a8460-04a4-49d6-9032-5e898ef9a3b1&amp;s=hpc&amp;sp_csd=d2lkZ2V0TmFtZT1zcF9kZXRhaWxfdGhlbWF0aWM&amp;spLa=ZW5jcnlwdGVkUXVhbGlmaWVyPUExVVY2S0o0TjM3R042JmVuY3J5cHRlZElkPUEwMjMxMzQ4MkQ0N05JVTFSRkVRSyZlbmNyeXB0ZWRBZElkPUEwNDUyMjEyMkxOTFNQRzBaNFdHNSZ3aWRnZXROYW1lPXNwX2RldGFpbF90aGVtYXRpYyZhY3Rpb249Y2xpY2tSZWRpcmVjdCZkb05vdExvZ0NsaWNrPXRydWU=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스펀지팩 2</text:p>
          </table:table-cell>
          <table:table-cell table:style-name="ce1" office:value-type="string" calcext:value-type="string">
            <text:p>scrub_dots_spong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스펀지팩 2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MCVCTZZ/ref=sspa_dk_detail_1?pd_rd_i=B09BQJMKJT&amp;pd_rd_w=fCAv3&amp;content-id=amzn1.sym.999c0877-3704-4f0f-9726-eebf80846a35&amp;pf_rd_p=999c0877-3704-4f0f-9726-eebf80846a35&amp;pf_rd_r=7ZX8CPQPM64B0ZY4XY8J&amp;pd_rd_wg=iwbN5&amp;pd_rd_r=5282721e-" xlink:type="simple">https://www.amazon.com/dp/B09MCVCTZZ/ref=sspa_dk_detail_1?pd_rd_i=B09BQJMKJT&amp;pd_rd_w=fCAv3&amp;content-id=amzn1.sym.999c0877-3704-4f0f-9726-eebf80846a35&amp;pf_rd_p=999c0877-3704-4f0f-9726-eebf80846a35&amp;pf_rd_r=7ZX8CPQPM64B0ZY4XY8J&amp;pd_rd_wg=iwbN5&amp;pd_rd_r=5282721e-9115-45b7-8db0-cac6a39357ab&amp;s=hpc&amp;sp_csd=d2lkZ2V0TmFtZT1zcF9kZXRhaWw&amp;spLa=ZW5jcnlwdGVkUXVhbGlmaWVyPUFURDFXTEFLUjAxM08mZW5jcnlwdGVkSWQ9QTA5OTczMjQyM0RDRzlIS1RVMzJVJmVuY3J5cHRlZEFkSWQ9QTA5NTU4NTkyTFdUWTU1VE9LQUJa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dp_to_hdmi 포장</text:p>
          </table:table-cell>
          <table:table-cell table:style-name="ce1" office:value-type="string" calcext:value-type="string">
            <text:p>dp_to_hdmi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dp_to_hdmi 포장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17Q8ZVWK/ref=pd_rhf_d_gw_s_pd_crcd_sccl_1_20/139-9037074-7915315?pd_rd_w=7LPje&amp;content-id=amzn1.sym.cee83ff1-8fc1-4533-a3f5-bf3d998f4558&amp;pf_rd_p=cee83ff1-8fc1-4533-a3f5-bf3d998f4558&amp;pf_rd_r=X6EWFJ2R7BS2CFANP8AW&amp;pd_rd_wg=B4QdX&amp;p" xlink:type="simple">https://www.amazon.com/dp/B017Q8ZVWK/ref=pd_rhf_d_gw_s_pd_crcd_sccl_1_20/139-9037074-7915315?pd_rd_w=7LPje&amp;content-id=amzn1.sym.cee83ff1-8fc1-4533-a3f5-bf3d998f4558&amp;pf_rd_p=cee83ff1-8fc1-4533-a3f5-bf3d998f4558&amp;pf_rd_r=X6EWFJ2R7BS2CFANP8AW&amp;pd_rd_wg=B4QdX&amp;pd_rd_r=f8458246-67a6-465c-86ed-a9db21e390a4&amp;pd_rd_i=B017Q8ZVWK&amp;th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비닐형 7</text:p>
          </table:table-cell>
          <table:table-cell table:style-name="ce1" office:value-type="string" calcext:value-type="string">
            <text:p>aidea-cleaning-tissu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비닐형 7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5FXF591/ref=sxin_13_pa_sp_search_thematic-asin_sspa?content-id=amzn1.sym.cb7379b1-eeed-4f9d-ae98-aa43de049bc8%3Aamzn1.sym.cb7379b1-eeed-4f9d-ae98-aa43de049bc8&amp;crid=385PTTCAR67H4&amp;cv_ct_cx=cleaning%2Bwipes&amp;keywords=cleaning%2Bwi" xlink:type="simple">https://www.amazon.com/dp/B085FXF591/ref=sxin_13_pa_sp_search_thematic-asin_sspa?content-id=amzn1.sym.cb7379b1-eeed-4f9d-ae98-aa43de049bc8%3Aamzn1.sym.cb7379b1-eeed-4f9d-ae98-aa43de049bc8&amp;crid=385PTTCAR67H4&amp;cv_ct_cx=cleaning%2Bwipes&amp;keywords=cleaning%2Bwipes&amp;pd_rd_i=B085FXF591&amp;pd_rd_r=9b31510f-02c2-4f0a-abbe-a671714e2792&amp;pd_rd_w=YEJ8L&amp;pd_rd_wg=FteY0&amp;pf_rd_p=cb7379b1-eeed-4f9d-ae98-aa43de049bc8&amp;pf_rd_r=CTHDGRTH1DNVMGJ6AGV3&amp;qid=1662086943&amp;sprefix=cleaning%2Bwip%2Caps%2C257&amp;sr=1-2-d51e55d6-6775-4fe6-8d41-e60c9a2922b7-spons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청소용 타월 팩</text:p>
          </table:table-cell>
          <table:table-cell table:style-name="ce1" office:value-type="string" calcext:value-type="string">
            <text:p>pororo_toy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청소용 타월 팩</text:p>
          </table:table-cell>
          <table:table-cell table:style-name="ce6"/>
          <table:table-cell table:style-name="ce1" office:value-type="string" calcext:value-type="string">
            <text:p>구 172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AJOSCEI/ref=sr_1_4?crid=2BO7HIRRSH4UZ&amp;keywords=pororo&amp;qid=1662021568&amp;sprefix=poro%2Caps%2C243&amp;sr=8-4" xlink:type="simple">https://www.amazon.com/-/ko/dp/B00AJOSCEI/ref=sr_1_4?crid=2BO7HIRRSH4UZ&amp;keywords=pororo&amp;qid=1662021568&amp;sprefix=poro%2Caps%2C243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아몬드</text:p>
          </table:table-cell>
          <table:table-cell table:style-name="ce1" office:value-type="string" calcext:value-type="string">
            <text:p>Blue Diamond Almond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아몬드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CTWYR92/ref=sr_1_3?crid=LUBD5MHMLI44&amp;keywords=almond&amp;qid=1662105706&amp;sprefix=almon%2Caps%2C303&amp;sr=8-3&amp;th=1" xlink:type="simple">https://www.amazon.com/-/ko/dp/B07CTWYR92/ref=sr_1_3?crid=LUBD5MHMLI44&amp;keywords=almond&amp;qid=1662105706&amp;sprefix=almon%2Caps%2C303&amp;sr=8-3&amp;th=1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색연필통 1</text:p>
          </table:table-cell>
          <table:table-cell table:style-name="ce1" office:value-type="string" calcext:value-type="string">
            <text:p>arteza_kids_colored_penci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색연필통 1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9GHQQHV/ref=sspa_dk_detail_0?psc=1&amp;pd_rd_i=B099GHQQHV&amp;pd_rd_w=oPqVg&amp;content-id=amzn1.sym.3481f441-61ac-4028-9c1a-7f9ce8ec50c5&amp;pf_rd_p=3481f441-61ac-4028-9c1a-7f9ce8ec50c5&amp;pf_rd_r=8Y0N3YHR9TRH9S7NHP1M&amp;pd_rd_wg=c7dwY&amp;pd_rd_r=961" xlink:type="simple">https://www.amazon.com/dp/B099GHQQHV/ref=sspa_dk_detail_0?psc=1&amp;pd_rd_i=B099GHQQHV&amp;pd_rd_w=oPqVg&amp;content-id=amzn1.sym.3481f441-61ac-4028-9c1a-7f9ce8ec50c5&amp;pf_rd_p=3481f441-61ac-4028-9c1a-7f9ce8ec50c5&amp;pf_rd_r=8Y0N3YHR9TRH9S7NHP1M&amp;pd_rd_wg=c7dwY&amp;pd_rd_r=961cad59-8612-4da3-b1ba-aa6c48072b77&amp;s=office-products&amp;sp_csd=d2lkZ2V0TmFtZT1zcF9kZXRhaWxfdGhlbWF0aWM&amp;spLa=ZW5jcnlwdGVkUXVhbGlmaWVyPUEzQ1hVTlVPNE9aUlBHJmVuY3J5cHRlZElkPUEwNjY0Njk1MjNYU0FCUTNFSFZUTSZlbmNyeXB0ZWRBZElkPUEwNTYyOTk3MlhTTTNNS1M0UTNZTyZ3aWRnZXROYW1lPXNwX2RldGFpbF90aGVtYXRpYy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키친타월</text:p>
          </table:table-cell>
          <table:table-cell table:style-name="ce1" office:value-type="string" calcext:value-type="string">
            <text:p>reel_paper_kitchen_towe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키친타월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8JD3Y29D/ref=ox_sc_act_title_1?smid=AC804YOXAF21L&amp;psc=1" xlink:type="simple">https://www.amazon.com/-/ko/gp/product/B08JD3Y29D/ref=ox_sc_act_title_1?smid=AC804YOXAF21L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색연필통 2</text:p>
          </table:table-cell>
          <table:table-cell table:style-name="ce1" office:value-type="string" calcext:value-type="string">
            <text:p>flower_monaco_lebz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색연필통 2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84JQQF3/ref=sspa_dk_detail_0?pd_rd_i=B0784JQQF3&amp;pd_rd_w=fAk1f&amp;content-id=amzn1.sym.4d0fffec-3aba-4480-8fad-c6bd8f7f6b41&amp;pf_rd_p=4d0fffec-3aba-4480-8fad-c6bd8f7f6b41&amp;pf_rd_r=XAFQ3N4CMQ0BE5333R8W&amp;pd_rd_wg=2gWMk&amp;pd_rd_r=9e15f3af-" xlink:type="simple">https://www.amazon.com/dp/B0784JQQF3/ref=sspa_dk_detail_0?pd_rd_i=B0784JQQF3&amp;pd_rd_w=fAk1f&amp;content-id=amzn1.sym.4d0fffec-3aba-4480-8fad-c6bd8f7f6b41&amp;pf_rd_p=4d0fffec-3aba-4480-8fad-c6bd8f7f6b41&amp;pf_rd_r=XAFQ3N4CMQ0BE5333R8W&amp;pd_rd_wg=2gWMk&amp;pd_rd_r=9e15f3af-6aef-4d40-9937-9293392472d7&amp;s=office-products&amp;sp_csd=d2lkZ2V0TmFtZT1zcF9kZXRhaWxfdGhlbWF0aWM&amp;spLa=ZW5jcnlwdGVkUXVhbGlmaWVyPUEzSzBIT0IxUjVSUkJVJmVuY3J5cHRlZElkPUEwODkxMjQzMjdZR1hTUURUNkY0NSZlbmNyeXB0ZWRBZElkPUEwMDYzNTg3M0lYTERQQ0pRS01FViZ3aWRnZXROYW1lPXNwX2RldGFpbF90aGVtYXRpYyZhY3Rpb249Y2xpY2tSZWRpcmVjdCZkb05vdExvZ0NsaWNrPXRydWU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아르기닌 약통</text:p>
          </table:table-cell>
          <table:table-cell table:style-name="ce1" office:value-type="string" calcext:value-type="string">
            <text:p>havasu_arginin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아르기닌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424N6V/ref=sr_1_8?keywords=arginine&amp;qid=1662092134&amp;sprefix=arg%2Caps%2C257&amp;sr=8-8" xlink:type="simple">https://www.amazon.com/-/ko/dp/B07S424N6V/ref=sr_1_8?keywords=arginine&amp;qid=1662092134&amp;sprefix=arg%2Caps%2C257&amp;sr=8-8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밀크시슬 약통</text:p>
          </table:table-cell>
          <table:table-cell table:style-name="ce1" office:value-type="string" calcext:value-type="string">
            <text:p>nowfoods_milk_thist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밀크시슬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3O1RCO4/ref=sr_1_9?keywords=milk+thistle&amp;qid=1662092050&amp;sprefix=milk%2Caps%2C281&amp;sr=8-9" xlink:type="simple">https://www.amazon.com/-/ko/dp/B003O1RCO4/ref=sr_1_9?keywords=milk+thistle&amp;qid=1662092050&amp;sprefix=milk%2Caps%2C281&amp;sr=8-9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멀티비타민 약통</text:p>
          </table:table-cell>
          <table:table-cell table:style-name="ce1" office:value-type="string" calcext:value-type="string">
            <text:p>centrum_adults_multivitamin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멀티비타민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9BVYY7XR/ref=sr_1_5?keywords=multivitamin&amp;qid=1662091910&amp;sprefix=multi%2Caps%2C266&amp;sr=8-5" xlink:type="simple">https://www.amazon.com/-/ko/dp/B09BVYY7XR/ref=sr_1_5?keywords=multivitamin&amp;qid=1662091910&amp;sprefix=multi%2Caps%2C266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오메가3 약통</text:p>
          </table:table-cell>
          <table:table-cell table:style-name="ce1" office:value-type="string" calcext:value-type="string">
            <text:p>ulitmate_omega3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오메가3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3PGJM00/ref=sr_1_9?crid=1971GDIFED0SK&amp;keywords=omega%2B3&amp;qid=1662453533&amp;sprefix=omega%2B%2Caps%2C244&amp;sr=8-9&amp;th=1" xlink:type="simple">https://www.amazon.com/-/ko/dp/B003PGJM00/ref=sr_1_9?crid=1971GDIFED0SK&amp;keywords=omega%2B3&amp;qid=1662453533&amp;sprefix=omega%2B%2Caps%2C244&amp;sr=8-9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루테인 약통</text:p>
          </table:table-cell>
          <table:table-cell table:style-name="ce1" office:value-type="string" calcext:value-type="string">
            <text:p>aredes_macutene_protect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루테인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GT7PGLV/ref=sspa_dk_detail_2?psc=1&amp;pd_rd_i=B07GT7PGLV&amp;pd_rd_w=qgMnY&amp;content-id=amzn1.sym.999c0877-3704-4f0f-9726-eebf80846a35&amp;pf_rd_p=999c0877-3704-4f0f-9726-eebf80846a35&amp;pf_rd_r=21T6VHBWKV41EZCWDCBB&amp;pd_rd_wg=DSLTY&amp;pd_rd_r=d64" xlink:type="simple">https://www.amazon.com/dp/B07GT7PGLV/ref=sspa_dk_detail_2?psc=1&amp;pd_rd_i=B07GT7PGLV&amp;pd_rd_w=qgMnY&amp;content-id=amzn1.sym.999c0877-3704-4f0f-9726-eebf80846a35&amp;pf_rd_p=999c0877-3704-4f0f-9726-eebf80846a35&amp;pf_rd_r=21T6VHBWKV41EZCWDCBB&amp;pd_rd_wg=DSLTY&amp;pd_rd_r=d64fc369-9e82-45b8-8473-d0cfa2458b99&amp;s=hpc&amp;sp_csd=d2lkZ2V0TmFtZT1zcF9kZXRhaWw&amp;smid=A4EN96YT30B06&amp;spLa=ZW5jcnlwdGVkUXVhbGlmaWVyPUEzN0k3NE9NRzBWUU9aJmVuY3J5cHRlZElkPUEwODU5MjYzMkJFTDU5NUJMMUVCNiZlbmNyeXB0ZWRBZElkPUEwMTgzMTk5MVFRMUxVTlE5MTRDRCZ3aWRnZXROYW1lPXNwX2RldGFpbC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선크림통</text:p>
          </table:table-cell>
          <table:table-cell table:style-name="ce1" office:value-type="string" calcext:value-type="string">
            <text:p>facial suncree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선크림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2MSN3QQ/ref=sr_1_16?crid=3DC0F0CR4CCEW&amp;keywords=sunspray&amp;qid=1662454443&amp;sprefix=선스프레%2Caps%2C228&amp;sr=8-16" xlink:type="simple">https://www.amazon.com/-/ko/dp/B002MSN3QQ/ref=sr_1_16?crid=3DC0F0CR4CCEW&amp;keywords=sunspray&amp;qid=1662454443&amp;sprefix=%EC%84%A0%EC%8A%A4%ED%94%84%EB%A0%88%2Caps%2C228&amp;sr=8-16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4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크레아틴 약통</text:p>
          </table:table-cell>
          <table:table-cell table:style-name="ce1" office:value-type="string" calcext:value-type="string">
            <text:p>Life Extension creatine capsul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크레아틴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BPS3L8E/ref=sr_1_8?keywords=creatine+capsules&amp;qid=1662105271&amp;sprefix=creatine+cap%2Caps%2C275&amp;sr=8-8" xlink:type="simple">https://www.amazon.com/-/ko/dp/B00BPS3L8E/ref=sr_1_8?keywords=creatine+capsules&amp;qid=1662105271&amp;sprefix=creatine+cap%2Caps%2C275&amp;sr=8-8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5" table:number-rows-repeated="8">
          <table:table-cell table:style-name="ce6" table:number-columns-repeated="43"/>
          <table:table-cell table:number-columns-repeated="16341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croc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-/ko/dp/B07X6TS9F1/ref=sr_1_2?keywords=crocs&amp;qid=1662046847&amp;sprefix=cr%2Caps%2C636&amp;sr=8-2&amp;th=1" xlink:type="simple">https://www.amazon.com/-/ko/dp/B07X6TS9F1/ref=sr_1_2?keywords=crocs&amp;qid=1662046847&amp;sprefix=cr%2Caps%2C636&amp;sr=8-2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DVI to HDMI Adapter</text:p>
          </table:table-cell>
          <table:table-cell table:style-name="ce6"/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 table:number-columns-repeated="3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enfei-Bidirectional-Female-Adapter-Gold-Plated/dp/B07CXY79KR/ref=sr_1_70?keywords=adapter&amp;qid=1662103573&amp;s=industrial&amp;sr=1-70" xlink:type="simple">https://www.amazon.com/Benfei-Bidirectional-Female-Adapter-Gold-Plated/dp/B07CXY79KR/ref=sr_1_70?keywords=adapter&amp;qid=1662103573&amp;s=industrial&amp;sr=1-70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5">
          <table:table-cell table:style-name="ce6" table:number-columns-repeated="43"/>
          <table:table-cell table:number-columns-repeated="1634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박스형</text:p>
          </table:table-cell>
          <table:table-cell table:style-name="ce1" office:value-type="string" calcext:value-type="string">
            <text:p>dp_cab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-/ko/dp/B078HVDMW2/ref=sr_1_4?crid=2OFHK5I26NHWF&amp;keywords=dp%2Bcable&amp;qid=1662052728&amp;sprefix=dp%2Bcabl%2Caps%2C247&amp;sr=8-4&amp;th=1" xlink:type="simple">https://www.amazon.com/-/ko/dp/B078HVDMW2/ref=sr_1_4?crid=2OFHK5I26NHWF&amp;keywords=dp%2Bcable&amp;qid=1662052728&amp;sprefix=dp%2Bcabl%2Caps%2C247&amp;sr=8-4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박스형</text:p>
          </table:table-cell>
          <table:table-cell table:style-name="ce1" office:value-type="string" calcext:value-type="string">
            <text:p>westcott_scisso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2M7XQ1E/ref=sspa_dk_detail_4?pd_rd_i=B002M7XQ1E&amp;pd_rd_w=KNbsO&amp;content-id=amzn1.sym.999c0877-3704-4f0f-9726-eebf80846a35&amp;pf_rd_p=999c0877-3704-4f0f-9726-eebf80846a35&amp;pf_rd_r=Y02T5QGT2SHNVPQDWDYD&amp;pd_rd_wg=VmIxh&amp;pd_rd_r=a18275a1-" xlink:type="simple">https://www.amazon.com/dp/B002M7XQ1E/ref=sspa_dk_detail_4?pd_rd_i=B002M7XQ1E&amp;pd_rd_w=KNbsO&amp;content-id=amzn1.sym.999c0877-3704-4f0f-9726-eebf80846a35&amp;pf_rd_p=999c0877-3704-4f0f-9726-eebf80846a35&amp;pf_rd_r=Y02T5QGT2SHNVPQDWDYD&amp;pd_rd_wg=VmIxh&amp;pd_rd_r=a18275a1-7b45-45d8-9233-20fb58b65993&amp;s=office-products&amp;sp_csd=d2lkZ2V0TmFtZT1zcF9kZXRhaWw&amp;spLa=ZW5jcnlwdGVkUXVhbGlmaWVyPUExWFlKQlIzQ0RTVFpUJmVuY3J5cHRlZElkPUEwOTY1NzI3MlZCR0g1SlBTSjlGQiZlbmNyeXB0ZWRBZElkPUExMDM3MDEwOVJGWTJSNUMwN1RI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펜치 2 (Needle Nose)</text:p>
          </table:table-cell>
          <table:table-cell table:style-name="ce1" office:value-type="string" calcext:value-type="string">
            <text:p>pliers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5" table:number-rows-repeated="2">
          <table:table-cell table:style-name="ce6" table:number-columns-repeated="43"/>
          <table:table-cell table:number-columns-repeated="1634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비닐형 10</text:p>
          </table:table-cell>
          <table:table-cell table:style-name="ce1" office:value-type="string" calcext:value-type="string">
            <text:p>Kar's Nut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2193GHP/ref=sspa_dk_detail_7?psc=1&amp;pd_rd_i=B092193GHP&amp;pd_rd_w=EE6Lj&amp;content-id=amzn1.sym.999c0877-3704-4f0f-9726-eebf80846a35&amp;pf_rd_p=999c0877-3704-4f0f-9726-eebf80846a35&amp;pf_rd_r=YT8NWFKFQSCKW8Z4A49B&amp;pd_rd_wg=eqakv&amp;pd_rd_r=f85" xlink:type="simple">https://www.amazon.com/dp/B092193GHP/ref=sspa_dk_detail_7?psc=1&amp;pd_rd_i=B092193GHP&amp;pd_rd_w=EE6Lj&amp;content-id=amzn1.sym.999c0877-3704-4f0f-9726-eebf80846a35&amp;pf_rd_p=999c0877-3704-4f0f-9726-eebf80846a35&amp;pf_rd_r=YT8NWFKFQSCKW8Z4A49B&amp;pd_rd_wg=eqakv&amp;pd_rd_r=f8531b7c-0e9d-4b42-9c1a-8986d46b409c&amp;s=grocery&amp;sp_csd=d2lkZ2V0TmFtZT1zcF9kZXRhaWw&amp;spLa=ZW5jcnlwdGVkUXVhbGlmaWVyPUExM0ZXU0YxNVZCRlFHJmVuY3J5cHRlZElkPUEwMzAxMDY4MjFaSVpRTkIxNlNKUSZlbmNyeXB0ZWRBZElkPUEwMjI3MDY4M1BXOUZTRzNHTU5RTiZ3aWRnZXROYW1lPXNwX2RldGFpbC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테이프 1 카드보드</text:p>
          </table:table-cell>
          <table:table-cell table:style-name="ce1" office:value-type="string" calcext:value-type="string">
            <text:p>scotch_magic_tap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언제 도착하는지 확인</text:p>
          </table:table-cell>
          <table:table-cell table:style-name="ce5" office:value-type="string" calcext:value-type="string">
            <text:p><text:a xlink:href="https://www.amazon.com/-/ko/dp/B00RB1YAL6/ref=sr_1_12?crid=3IZWHS01O7LR4&amp;keywords=scotch+tape&amp;qid=1662053997&amp;sprefix=scotctape%2Caps%2C231&amp;sr=8-12" xlink:type="simple">https://www.amazon.com/-/ko/dp/B00RB1YAL6/ref=sr_1_12?crid=3IZWHS01O7LR4&amp;keywords=scotch+tape&amp;qid=1662053997&amp;sprefix=scotctape%2Caps%2C231&amp;sr=8-12</text:a></text:p>
          </table:table-cell>
          <table:table-cell table:style-name="ce6" table:number-columns-repeated="33"/>
          <table:table-cell table:number-columns-repeated="16341"/>
        </table:table-row>
        <table:table-row table:style-name="ro2">
          <table:table-cell table:style-name="ce6" table:number-columns-repeated="11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16341"/>
        </table:table-row>
        <table:table-row table:style-name="ro5">
          <table:table-cell table:style-name="ce6" table:number-columns-repeated="43"/>
          <table:table-cell table:number-columns-repeated="1634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비닐형 8</text:p>
          </table:table-cell>
          <table:table-cell table:style-name="ce1" office:value-type="string" calcext:value-type="string">
            <text:p>zered-glov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물체가 너무 큼. 대체 필요</text:p>
          </table:table-cell>
          <table:table-cell table:style-name="ce5" office:value-type="string" calcext:value-type="string">
            <text:p><text:a xlink:href="https://www.amazon.com/dp/B08GDFTJSM/ref=sspa_dk_detail_0?psc=1&amp;pd_rd_i=B08GDFTJSM&amp;pd_rd_w=qGjB5&amp;content-id=amzn1.sym.75a6ae50-ae51-4345-a10c-c82f5c4e7192&amp;pf_rd_p=75a6ae50-ae51-4345-a10c-c82f5c4e7192&amp;pf_rd_r=Z4NWSNPT5NCVKZ5265GF&amp;pd_rd_wg=jnqAg&amp;pd_rd_r=06a" xlink:type="simple">https://www.amazon.com/dp/B08GDFTJSM/ref=sspa_dk_detail_0?psc=1&amp;pd_rd_i=B08GDFTJSM&amp;pd_rd_w=qGjB5&amp;content-id=amzn1.sym.75a6ae50-ae51-4345-a10c-c82f5c4e7192&amp;pf_rd_p=75a6ae50-ae51-4345-a10c-c82f5c4e7192&amp;pf_rd_r=Z4NWSNPT5NCVKZ5265GF&amp;pd_rd_wg=jnqAg&amp;pd_rd_r=06a91c98-546f-41e9-a9db-932200e4b4c4&amp;s=hi&amp;sp_csd=d2lkZ2V0TmFtZT1zcF9kZXRhaWxfdGhlbWF0aWM&amp;spLa=ZW5jcnlwdGVkUXVhbGlmaWVyPUExM1Q5UUEyMFhMSlpFJmVuY3J5cHRlZElkPUEwMzc5MDM2M09BRVlRUjNDTlE5OSZlbmNyeXB0ZWRBZElkPUExMDQ3MDgzMTRLVE8yUzJERFRCMSZ3aWRnZXROYW1lPXNwX2RldGFpbF90aGVtYXRpYyZhY3Rpb249Y2xpY2tSZWRpcmVjdCZkb05vdExvZ0NsaWNrPXRydWU=</text:a></text:p>
          </table:table-cell>
          <table:table-cell table:style-name="ce6" table:number-columns-repeated="33"/>
          <table:table-cell table:number-columns-repeated="16341"/>
        </table:table-row>
        <table:table-row table:style-name="ro3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베어링 블록</text:p>
          </table:table-cell>
          <table:table-cell table:style-name="ce1" office:value-type="string" calcext:value-type="string">
            <text:p>pillow block mounted ball bearing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140번으로 교체</text:p>
          </table:table-cell>
          <table:table-cell table:style-name="ce1" office:value-type="string" calcext:value-type="string">
            <text:p>주문 필요</text:p>
          </table:table-cell>
          <table:table-cell table:style-name="ce6" table:number-columns-repeated="34"/>
          <table:table-cell table:number-columns-repeated="16341"/>
        </table:table-row>
        <table:table-row table:style-name="ro1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스텝 모터</text:p>
          </table:table-cell>
          <table:table-cell table:style-name="ce1" office:value-type="string" calcext:value-type="string">
            <text:p>stepper moto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주문 필요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래칫 와이어 압착기</text:p>
          </table:table-cell>
          <table:table-cell table:style-name="ce1" office:value-type="string" calcext:value-type="string">
            <text:p>Ratcheting Wire Crim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주문 필요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16341"/>
        </table:table-row>
        <table:table-row table:style-name="ro3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탭 드릴</text:p>
          </table:table-cell>
          <table:table-cell table:style-name="ce1" office:value-type="string" calcext:value-type="string">
            <text:p>tap dril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너무 작아서 탭 렌치 핸들로 변경</text:p>
          </table:table-cell>
          <table:table-cell table:style-name="ce6"/>
          <table:table-cell table:style-name="ce5" office:value-type="string" calcext:value-type="string">
            <text:p><text:a xlink:href="https://www.amazon.com/dp/B07RW6TGL3/ref=sspa_dk_detail_2?psc=1&amp;pd_rd_i=B07RW6TGL3&amp;pd_rd_w=SizbU&amp;content-id=amzn1.sym.75a6ae50-ae51-4345-a10c-c82f5c4e7192&amp;pf_rd_p=75a6ae50-ae51-4345-a10c-c82f5c4e7192&amp;pf_rd_r=EGM12FDZKT4JP0Y3KVV3&amp;pd_rd_wg=GsgdO&amp;pd_rd_r=12b" xlink:type="simple">https://www.amazon.com/dp/B07RW6TGL3/ref=sspa_dk_detail_2?psc=1&amp;pd_rd_i=B07RW6TGL3&amp;pd_rd_w=SizbU&amp;content-id=amzn1.sym.75a6ae50-ae51-4345-a10c-c82f5c4e7192&amp;pf_rd_p=75a6ae50-ae51-4345-a10c-c82f5c4e7192&amp;pf_rd_r=EGM12FDZKT4JP0Y3KVV3&amp;pd_rd_wg=GsgdO&amp;pd_rd_r=12bd5455-9320-4631-88f9-ecbb9d07a4c2&amp;s=hi&amp;sp_csd=d2lkZ2V0TmFtZT1zcF9kZXRhaWxfdGhlbWF0aWM&amp;spLa=ZW5jcnlwdGVkUXVhbGlmaWVyPUFWTTgwME1DUlA5RDUmZW5jcnlwdGVkSWQ9QTA4OTc3ODEzS01ZVTc2RkpYUDkzJmVuY3J5cHRlZEFkSWQ9QTAxNDAwNjUyMVdPRks3UjExREZWJndpZGdldE5hbWU9c3BfZGV0YWlsX3RoZW1hdGljJmFjdGlvbj1jbGlja1JlZGlyZWN0JmRvTm90TG9nQ2xpY2s9dHJ1ZQ==</text:a></text:p>
          </table:table-cell>
          <table:table-cell table:style-name="ce6" table:number-columns-repeated="33"/>
          <table:table-cell table:number-columns-repeated="16341"/>
        </table:table-row>
        <table:table-row table:style-name="ro5" table:number-rows-repeated="776">
          <table:table-cell table:style-name="ce6" table:number-columns-repeated="43"/>
          <table:table-cell table:number-columns-repeated="16341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9"/>
          <table:table-cell table:number-columns-repeated="16360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16358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9"/>
          <table:table-cell table:number-columns-repeated="16360"/>
        </table:table-row>
        <table:table-row table:style-name="ro5" table:number-rows-repeated="2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6365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3"/>
          <table:table-cell table:number-columns-repeated="16357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6361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3"/>
          <table:table-cell table:number-columns-repeated="16366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16359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8"/>
          <table:table-cell table:number-columns-repeated="16361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6"/>
          <table:table-cell table:number-columns-repeated="16364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3"/>
          <table:table-cell table:number-columns-repeated="16357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2"/>
          <table:table-cell table:number-columns-repeated="16357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4"/>
          <table:table-cell table:number-columns-repeated="16356"/>
        </table:table-row>
        <table:table-row table:style-name="ro5">
          <table:table-cell table:number-columns-repeated="4"/>
          <table:table-cell table:style-name="ce3" table:number-columns-repeated="22"/>
          <table:table-cell table:number-columns-repeated="16358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4"/>
          <table:table-cell table:number-columns-repeated="16356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16359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6361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3"/>
          <table:table-cell table:number-columns-repeated="16366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16359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6364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6365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6361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16358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6365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0"/>
          <table:table-cell table:number-columns-repeated="16360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6365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16359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6364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6365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16"/>
          <table:table-cell table:number-columns-repeated="16364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16358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2"/>
          <table:table-cell table:number-columns-repeated="16358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6364"/>
        </table:table-row>
        <table:table-row table:style-name="ro5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6362"/>
        </table:table-row>
        <table:table-row table:style-name="ro5">
          <table:table-cell table:style-name="ce3"/>
          <table:table-cell/>
          <table:table-cell table:style-name="ce3"/>
          <table:table-cell/>
          <table:table-cell table:style-name="ce3" table:number-columns-repeated="21"/>
          <table:table-cell table:number-columns-repeated="16359"/>
        </table:table-row>
        <table:table-row table:style-name="ro5" table:number-rows-repeated="104753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4">
      <number:minutes number:style="long"/>
      <number:text>:</number:text>
      <number:seconds number:style="long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5">
      <number:day/>
      <number:text>-</number:text>
      <number:month number:textual="true"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22">
      <number:minutes number:style="long"/>
      <number:text>:</number:text>
      <number:seconds number:style="long" number:decimal-places="1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/>
      <number:text>-</number:text>
      <number:month number:textual="true"/>
      <number:text>-</number:text>
      <number:year/>
    </number:dat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시트1" style:display-name="PageStyle_시트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9:04:43</meta:creation-date>
    <dc:language>ko-KR</dc:language>
    <dc:date>2022-10-25T16:02:59.439162506</dc:date>
    <meta:editing-cycles>15</meta:editing-cycles>
    <meta:editing-duration>PT2H21M23S</meta:editing-duration>
    <meta:generator>LibreOffice/7.4.1.2$Linux_X86_64 LibreOffice_project/40$Build-2</meta:generator>
    <meta:document-statistic meta:table-count="1" meta:cell-count="2720" meta:object-count="0"/>
    <meta:user-defined meta:name="AppVersion">15.0000</meta:user-defined>
  </office:meta>
</office:document-meta>
</file>